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page"/>
    </style:style>
    <style:style style:name="Таблица1.A" style:family="table-column">
      <style:table-column-properties style:column-width="6.334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138cm" table:align="margins" style:writing-mode="page"/>
    </style:style>
    <style:style style:name="Таблица2.A" style:family="table-column">
      <style:table-column-properties style:column-width="6.138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962cm" fo:margin-left="0cm" table:align="left" style:writing-mode="page"/>
    </style:style>
    <style:style style:name="Таблица3.A" style:family="table-column">
      <style:table-column-properties style:column-width="1.517cm"/>
    </style:style>
    <style:style style:name="Таблица3.B" style:family="table-column">
      <style:table-column-properties style:column-width="2.187cm"/>
    </style:style>
    <style:style style:name="Таблица3.C" style:family="table-column">
      <style:table-column-properties style:column-width="2.25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944cm" table:align="margins" style:writing-mode="page"/>
    </style:style>
    <style:style style:name="Таблица4.A" style:family="table-column">
      <style:table-column-properties style:column-width="1.981cm" style:rel-column-width="21845*"/>
    </style:style>
    <style:style style:name="Таблица4.B" style:family="table-column">
      <style:table-column-properties style:column-width="1.981cm" style:rel-column-width="2184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4cm" table:align="margins" style:writing-mode="page"/>
    </style:style>
    <style:style style:name="Таблица5.A" style:family="table-column">
      <style:table-column-properties style:column-width="0.706cm" style:rel-column-width="400*"/>
    </style:style>
    <style:style style:name="Таблица5.B" style:family="table-column">
      <style:table-column-properties style:column-width="4.692cm" style:rel-column-width="2660*"/>
    </style:style>
    <style:style style:name="Таблица5.C" style:family="table-column">
      <style:table-column-properties style:column-width="0.743cm" style:rel-column-width="42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6.14cm" table:align="margins" style:writing-mode="page"/>
    </style:style>
    <style:style style:name="Таблица6.A" style:family="table-column">
      <style:table-column-properties style:column-width="6.14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5.962cm" fo:margin-left="0cm" table:align="left" style:writing-mode="page"/>
    </style:style>
    <style:style style:name="Таблица7.A" style:family="table-column">
      <style:table-column-properties style:column-width="1.305cm"/>
    </style:style>
    <style:style style:name="Таблица7.B" style:family="table-column">
      <style:table-column-properties style:column-width="2.081cm"/>
    </style:style>
    <style:style style:name="Таблица7.C" style:family="table-column">
      <style:table-column-properties style:column-width="2.575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5.962cm" fo:margin-left="0cm" table:align="left" style:writing-mode="page"/>
    </style:style>
    <style:style style:name="Таблица8.A" style:family="table-column">
      <style:table-column-properties style:column-width="1.305cm"/>
    </style:style>
    <style:style style:name="Таблица8.B" style:family="table-column">
      <style:table-column-properties style:column-width="2.081cm"/>
    </style:style>
    <style:style style:name="Таблица8.C" style:family="table-column">
      <style:table-column-properties style:column-width="2.57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6.14cm" table:align="margins" style:writing-mode="page"/>
    </style:style>
    <style:style style:name="Таблица9.A" style:family="table-column">
      <style:table-column-properties style:column-width="0.706cm" style:rel-column-width="400*"/>
    </style:style>
    <style:style style:name="Таблица9.B" style:family="table-column">
      <style:table-column-properties style:column-width="4.692cm" style:rel-column-width="2660*"/>
    </style:style>
    <style:style style:name="Таблица9.C" style:family="table-column">
      <style:table-column-properties style:column-width="0.743cm" style:rel-column-width="421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14cm" table:align="margins" style:writing-mode="page"/>
    </style:style>
    <style:style style:name="Таблица10.A" style:family="table-column">
      <style:table-column-properties style:column-width="6.14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5.962cm" fo:margin-left="0cm" table:align="left" style:writing-mode="page"/>
    </style:style>
    <style:style style:name="Таблица11.A" style:family="table-column">
      <style:table-column-properties style:column-width="1.305cm"/>
    </style:style>
    <style:style style:name="Таблица11.B" style:family="table-column">
      <style:table-column-properties style:column-width="2.081cm"/>
    </style:style>
    <style:style style:name="Таблица11.C" style:family="table-column">
      <style:table-column-properties style:column-width="2.575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5.962cm" fo:margin-left="0cm" table:align="left" style:writing-mode="page"/>
    </style:style>
    <style:style style:name="Таблица12.A" style:family="table-column">
      <style:table-column-properties style:column-width="1.305cm"/>
    </style:style>
    <style:style style:name="Таблица12.B" style:family="table-column">
      <style:table-column-properties style:column-width="2.081cm"/>
    </style:style>
    <style:style style:name="Таблица12.C" style:family="table-column">
      <style:table-column-properties style:column-width="2.57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9.001cm" table:align="margins" style:writing-mode="page"/>
    </style:style>
    <style:style style:name="Таблица13.A" style:family="table-column">
      <style:table-column-properties style:column-width="6.334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138cm" table:align="margins" style:writing-mode="page"/>
    </style:style>
    <style:style style:name="Таблица14.A" style:family="table-column">
      <style:table-column-properties style:column-width="6.138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5.962cm" fo:margin-left="0cm" table:align="left" style:writing-mode="page"/>
    </style:style>
    <style:style style:name="Таблица15.A" style:family="table-column">
      <style:table-column-properties style:column-width="1.517cm"/>
    </style:style>
    <style:style style:name="Таблица15.B" style:family="table-column">
      <style:table-column-properties style:column-width="2.187cm"/>
    </style:style>
    <style:style style:name="Таблица15.C" style:family="table-column">
      <style:table-column-properties style:column-width="2.25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5.944cm" table:align="margins" style:writing-mode="page"/>
    </style:style>
    <style:style style:name="Таблица16.A" style:family="table-column">
      <style:table-column-properties style:column-width="1.981cm" style:rel-column-width="21845*"/>
    </style:style>
    <style:style style:name="Таблица16.B" style:family="table-column">
      <style:table-column-properties style:column-width="1.981cm" style:rel-column-width="21844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6.14cm" table:align="margins" style:writing-mode="page"/>
    </style:style>
    <style:style style:name="Таблица17.A" style:family="table-column">
      <style:table-column-properties style:column-width="0.706cm" style:rel-column-width="400*"/>
    </style:style>
    <style:style style:name="Таблица17.B" style:family="table-column">
      <style:table-column-properties style:column-width="4.692cm" style:rel-column-width="2660*"/>
    </style:style>
    <style:style style:name="Таблица17.C" style:family="table-column">
      <style:table-column-properties style:column-width="0.743cm" style:rel-column-width="421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6.14cm" table:align="margins" style:writing-mode="page"/>
    </style:style>
    <style:style style:name="Таблица18.A" style:family="table-column">
      <style:table-column-properties style:column-width="6.14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5.962cm" fo:margin-left="0cm" table:align="left" style:writing-mode="page"/>
    </style:style>
    <style:style style:name="Таблица19.A" style:family="table-column">
      <style:table-column-properties style:column-width="1.305cm"/>
    </style:style>
    <style:style style:name="Таблица19.B" style:family="table-column">
      <style:table-column-properties style:column-width="2.081cm"/>
    </style:style>
    <style:style style:name="Таблица19.C" style:family="table-column">
      <style:table-column-properties style:column-width="2.575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5.962cm" fo:margin-left="0cm" table:align="left" style:writing-mode="page"/>
    </style:style>
    <style:style style:name="Таблица20.A" style:family="table-column">
      <style:table-column-properties style:column-width="1.305cm"/>
    </style:style>
    <style:style style:name="Таблица20.B" style:family="table-column">
      <style:table-column-properties style:column-width="2.081cm"/>
    </style:style>
    <style:style style:name="Таблица20.C" style:family="table-column">
      <style:table-column-properties style:column-width="2.57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6.14cm" table:align="margins" style:writing-mode="page"/>
    </style:style>
    <style:style style:name="Таблица21.A" style:family="table-column">
      <style:table-column-properties style:column-width="0.706cm" style:rel-column-width="400*"/>
    </style:style>
    <style:style style:name="Таблица21.B" style:family="table-column">
      <style:table-column-properties style:column-width="4.692cm" style:rel-column-width="2660*"/>
    </style:style>
    <style:style style:name="Таблица21.C" style:family="table-column">
      <style:table-column-properties style:column-width="0.743cm" style:rel-column-width="421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6.14cm" table:align="margins" style:writing-mode="page"/>
    </style:style>
    <style:style style:name="Таблица22.A" style:family="table-column">
      <style:table-column-properties style:column-width="6.14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5.962cm" fo:margin-left="0cm" table:align="left" style:writing-mode="page"/>
    </style:style>
    <style:style style:name="Таблица23.A" style:family="table-column">
      <style:table-column-properties style:column-width="1.305cm"/>
    </style:style>
    <style:style style:name="Таблица23.B" style:family="table-column">
      <style:table-column-properties style:column-width="2.081cm"/>
    </style:style>
    <style:style style:name="Таблица23.C" style:family="table-column">
      <style:table-column-properties style:column-width="2.575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5.962cm" fo:margin-left="0cm" table:align="left" style:writing-mode="page"/>
    </style:style>
    <style:style style:name="Таблица24.A" style:family="table-column">
      <style:table-column-properties style:column-width="1.305cm"/>
    </style:style>
    <style:style style:name="Таблица24.B" style:family="table-column">
      <style:table-column-properties style:column-width="2.081cm"/>
    </style:style>
    <style:style style:name="Таблица24.C" style:family="table-column">
      <style:table-column-properties style:column-width="2.57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9.001cm" table:align="margins" style:writing-mode="page"/>
    </style:style>
    <style:style style:name="Таблица25.A" style:family="table-column">
      <style:table-column-properties style:column-width="6.334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none" fo:border-top="none" fo:border-bottom="0.05pt solid #000000"/>
    </style:style>
    <style:style style:name="Таблица2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none" fo:border-top="none" fo:border-bottom="0.05pt solid #000000"/>
    </style:style>
    <style:style style:name="Таблица2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6.138cm" table:align="margins" style:writing-mode="page"/>
    </style:style>
    <style:style style:name="Таблица26.A" style:family="table-column">
      <style:table-column-properties style:column-width="6.138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5.962cm" fo:margin-left="0cm" table:align="left" style:writing-mode="page"/>
    </style:style>
    <style:style style:name="Таблица27.A" style:family="table-column">
      <style:table-column-properties style:column-width="1.517cm"/>
    </style:style>
    <style:style style:name="Таблица27.B" style:family="table-column">
      <style:table-column-properties style:column-width="2.187cm"/>
    </style:style>
    <style:style style:name="Таблица27.C" style:family="table-column">
      <style:table-column-properties style:column-width="2.258cm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5.944cm" table:align="margins" style:writing-mode="page"/>
    </style:style>
    <style:style style:name="Таблица28.A" style:family="table-column">
      <style:table-column-properties style:column-width="1.981cm" style:rel-column-width="21845*"/>
    </style:style>
    <style:style style:name="Таблица28.B" style:family="table-column">
      <style:table-column-properties style:column-width="1.981cm" style:rel-column-width="21844*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C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6.14cm" table:align="margins" style:writing-mode="page"/>
    </style:style>
    <style:style style:name="Таблица29.A" style:family="table-column">
      <style:table-column-properties style:column-width="0.811cm" style:rel-column-width="460*"/>
    </style:style>
    <style:style style:name="Таблица29.B" style:family="table-column">
      <style:table-column-properties style:column-width="4.48cm" style:rel-column-width="2540*"/>
    </style:style>
    <style:style style:name="Таблица29.C" style:family="table-column">
      <style:table-column-properties style:column-width="0.848cm" style:rel-column-width="481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C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6.14cm" table:align="margins" style:writing-mode="page"/>
    </style:style>
    <style:style style:name="Таблица30.A" style:family="table-column">
      <style:table-column-properties style:column-width="6.14cm" style:rel-column-width="65535*"/>
    </style:style>
    <style:style style:name="Таблица30.A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5.962cm" fo:margin-left="0cm" table:align="left" style:writing-mode="page"/>
    </style:style>
    <style:style style:name="Таблица31.A" style:family="table-column">
      <style:table-column-properties style:column-width="1.305cm"/>
    </style:style>
    <style:style style:name="Таблица31.B" style:family="table-column">
      <style:table-column-properties style:column-width="2.081cm"/>
    </style:style>
    <style:style style:name="Таблица31.C" style:family="table-column">
      <style:table-column-properties style:column-width="2.57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C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5.962cm" fo:margin-left="0cm" table:align="left" style:writing-mode="page"/>
    </style:style>
    <style:style style:name="Таблица32.A" style:family="table-column">
      <style:table-column-properties style:column-width="1.305cm"/>
    </style:style>
    <style:style style:name="Таблица32.B" style:family="table-column">
      <style:table-column-properties style:column-width="2.081cm"/>
    </style:style>
    <style:style style:name="Таблица32.C" style:family="table-column">
      <style:table-column-properties style:column-width="2.575cm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6.14cm" table:align="margins" style:writing-mode="page"/>
    </style:style>
    <style:style style:name="Таблица33.A" style:family="table-column">
      <style:table-column-properties style:column-width="0.811cm" style:rel-column-width="460*"/>
    </style:style>
    <style:style style:name="Таблица33.B" style:family="table-column">
      <style:table-column-properties style:column-width="4.48cm" style:rel-column-width="2540*"/>
    </style:style>
    <style:style style:name="Таблица33.C" style:family="table-column">
      <style:table-column-properties style:column-width="0.848cm" style:rel-column-width="481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C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6.14cm" table:align="margins" style:writing-mode="page"/>
    </style:style>
    <style:style style:name="Таблица34.A" style:family="table-column">
      <style:table-column-properties style:column-width="6.14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5.962cm" fo:margin-left="0cm" table:align="left" style:writing-mode="page"/>
    </style:style>
    <style:style style:name="Таблица35.A" style:family="table-column">
      <style:table-column-properties style:column-width="1.305cm"/>
    </style:style>
    <style:style style:name="Таблица35.B" style:family="table-column">
      <style:table-column-properties style:column-width="2.081cm"/>
    </style:style>
    <style:style style:name="Таблица35.C" style:family="table-column">
      <style:table-column-properties style:column-width="2.57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C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5.962cm" fo:margin-left="0cm" table:align="left" style:writing-mode="page"/>
    </style:style>
    <style:style style:name="Таблица36.A" style:family="table-column">
      <style:table-column-properties style:column-width="1.305cm"/>
    </style:style>
    <style:style style:name="Таблица36.B" style:family="table-column">
      <style:table-column-properties style:column-width="2.081cm"/>
    </style:style>
    <style:style style:name="Таблица36.C" style:family="table-column">
      <style:table-column-properties style:column-width="2.575cm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9.001cm" table:align="margins" style:writing-mode="page"/>
    </style:style>
    <style:style style:name="Таблица37.A" style:family="table-column">
      <style:table-column-properties style:column-width="6.334cm" style:rel-column-width="21845*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C1" style:family="table-cell">
      <style:table-cell-properties fo:padding="0.097cm" fo:border="0.05pt solid #000000"/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A3" style:family="table-cell">
      <style:table-cell-properties fo:padding="0.097cm" fo:border-left="0.05pt solid #000000" fo:border-right="none" fo:border-top="none" fo:border-bottom="0.05pt solid #000000"/>
    </style:style>
    <style:style style:name="Таблица3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A4" style:family="table-cell">
      <style:table-cell-properties fo:padding="0.097cm" fo:border-left="0.05pt solid #000000" fo:border-right="none" fo:border-top="none" fo:border-bottom="0.05pt solid #000000"/>
    </style:style>
    <style:style style:name="Таблица3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6.138cm" table:align="margins" style:writing-mode="page"/>
    </style:style>
    <style:style style:name="Таблица38.A" style:family="table-column">
      <style:table-column-properties style:column-width="6.138cm" style:rel-column-width="65535*"/>
    </style:style>
    <style:style style:name="Таблица38.A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5.962cm" fo:margin-left="0cm" table:align="left" style:writing-mode="page"/>
    </style:style>
    <style:style style:name="Таблица39.A" style:family="table-column">
      <style:table-column-properties style:column-width="1.517cm"/>
    </style:style>
    <style:style style:name="Таблица39.B" style:family="table-column">
      <style:table-column-properties style:column-width="2.187cm"/>
    </style:style>
    <style:style style:name="Таблица39.C" style:family="table-column">
      <style:table-column-properties style:column-width="2.258cm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C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5.944cm" table:align="margins" style:writing-mode="page"/>
    </style:style>
    <style:style style:name="Таблица40.A" style:family="table-column">
      <style:table-column-properties style:column-width="1.981cm" style:rel-column-width="21845*"/>
    </style:style>
    <style:style style:name="Таблица40.B" style:family="table-column">
      <style:table-column-properties style:column-width="1.981cm" style:rel-column-width="21844*"/>
    </style:style>
    <style:style style:name="Таблица4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0.C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6.14cm" table:align="margins" style:writing-mode="page"/>
    </style:style>
    <style:style style:name="Таблица41.A" style:family="table-column">
      <style:table-column-properties style:column-width="0.811cm" style:rel-column-width="460*"/>
    </style:style>
    <style:style style:name="Таблица41.B" style:family="table-column">
      <style:table-column-properties style:column-width="4.48cm" style:rel-column-width="2540*"/>
    </style:style>
    <style:style style:name="Таблица41.C" style:family="table-column">
      <style:table-column-properties style:column-width="0.848cm" style:rel-column-width="481*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C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6.14cm" table:align="margins" style:writing-mode="page"/>
    </style:style>
    <style:style style:name="Таблица42.A" style:family="table-column">
      <style:table-column-properties style:column-width="6.14cm" style:rel-column-width="65535*"/>
    </style:style>
    <style:style style:name="Таблица42.A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5.962cm" fo:margin-left="0cm" table:align="left" style:writing-mode="page"/>
    </style:style>
    <style:style style:name="Таблица43.A" style:family="table-column">
      <style:table-column-properties style:column-width="1.305cm"/>
    </style:style>
    <style:style style:name="Таблица43.B" style:family="table-column">
      <style:table-column-properties style:column-width="2.081cm"/>
    </style:style>
    <style:style style:name="Таблица43.C" style:family="table-column">
      <style:table-column-properties style:column-width="2.575cm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C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5.962cm" fo:margin-left="0cm" table:align="left" style:writing-mode="page"/>
    </style:style>
    <style:style style:name="Таблица44.A" style:family="table-column">
      <style:table-column-properties style:column-width="1.305cm"/>
    </style:style>
    <style:style style:name="Таблица44.B" style:family="table-column">
      <style:table-column-properties style:column-width="2.081cm"/>
    </style:style>
    <style:style style:name="Таблица44.C" style:family="table-column">
      <style:table-column-properties style:column-width="2.575cm"/>
    </style:style>
    <style:style style:name="Таблица4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4.C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6.14cm" table:align="margins" style:writing-mode="page"/>
    </style:style>
    <style:style style:name="Таблица45.A" style:family="table-column">
      <style:table-column-properties style:column-width="0.811cm" style:rel-column-width="460*"/>
    </style:style>
    <style:style style:name="Таблица45.B" style:family="table-column">
      <style:table-column-properties style:column-width="4.48cm" style:rel-column-width="2540*"/>
    </style:style>
    <style:style style:name="Таблица45.C" style:family="table-column">
      <style:table-column-properties style:column-width="0.848cm" style:rel-column-width="481*"/>
    </style:style>
    <style:style style:name="Таблица4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5.C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6.14cm" table:align="margins" style:writing-mode="page"/>
    </style:style>
    <style:style style:name="Таблица46.A" style:family="table-column">
      <style:table-column-properties style:column-width="6.14cm" style:rel-column-width="65535*"/>
    </style:style>
    <style:style style:name="Таблица46.A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5.962cm" fo:margin-left="0cm" table:align="left" style:writing-mode="page"/>
    </style:style>
    <style:style style:name="Таблица47.A" style:family="table-column">
      <style:table-column-properties style:column-width="1.305cm"/>
    </style:style>
    <style:style style:name="Таблица47.B" style:family="table-column">
      <style:table-column-properties style:column-width="2.081cm"/>
    </style:style>
    <style:style style:name="Таблица47.C" style:family="table-column">
      <style:table-column-properties style:column-width="2.575cm"/>
    </style:style>
    <style:style style:name="Таблица4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7.C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5.962cm" fo:margin-left="0cm" table:align="left" style:writing-mode="page"/>
    </style:style>
    <style:style style:name="Таблица48.A" style:family="table-column">
      <style:table-column-properties style:column-width="1.305cm"/>
    </style:style>
    <style:style style:name="Таблица48.B" style:family="table-column">
      <style:table-column-properties style:column-width="2.081cm"/>
    </style:style>
    <style:style style:name="Таблица48.C" style:family="table-column">
      <style:table-column-properties style:column-width="2.575cm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C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9.001cm" table:align="margins" style:writing-mode="page"/>
    </style:style>
    <style:style style:name="Таблица49.A" style:family="table-column">
      <style:table-column-properties style:column-width="6.334cm" style:rel-column-width="21845*"/>
    </style:style>
    <style:style style:name="Таблица4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9.C1" style:family="table-cell">
      <style:table-cell-properties fo:padding="0.097cm" fo:border="0.05pt solid #000000"/>
    </style:style>
    <style:style style:name="Таблица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A3" style:family="table-cell">
      <style:table-cell-properties fo:padding="0.097cm" fo:border-left="0.05pt solid #000000" fo:border-right="none" fo:border-top="none" fo:border-bottom="0.05pt solid #000000"/>
    </style:style>
    <style:style style:name="Таблица4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A4" style:family="table-cell">
      <style:table-cell-properties fo:padding="0.097cm" fo:border-left="0.05pt solid #000000" fo:border-right="none" fo:border-top="none" fo:border-bottom="0.05pt solid #000000"/>
    </style:style>
    <style:style style:name="Таблица4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6.138cm" table:align="margins" style:writing-mode="page"/>
    </style:style>
    <style:style style:name="Таблица50.A" style:family="table-column">
      <style:table-column-properties style:column-width="6.138cm" style:rel-column-width="65535*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5.962cm" fo:margin-left="0cm" table:align="left" style:writing-mode="page"/>
    </style:style>
    <style:style style:name="Таблица51.A" style:family="table-column">
      <style:table-column-properties style:column-width="1.517cm"/>
    </style:style>
    <style:style style:name="Таблица51.B" style:family="table-column">
      <style:table-column-properties style:column-width="2.187cm"/>
    </style:style>
    <style:style style:name="Таблица51.C" style:family="table-column">
      <style:table-column-properties style:column-width="2.258cm"/>
    </style:style>
    <style:style style:name="Таблица5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1.C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5.944cm" table:align="margins" style:writing-mode="page"/>
    </style:style>
    <style:style style:name="Таблица52.A" style:family="table-column">
      <style:table-column-properties style:column-width="1.981cm" style:rel-column-width="21845*"/>
    </style:style>
    <style:style style:name="Таблица52.B" style:family="table-column">
      <style:table-column-properties style:column-width="1.981cm" style:rel-column-width="21844*"/>
    </style:style>
    <style:style style:name="Таблица5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2.C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none" fo:border-top="none" fo:border-bottom="0.05pt solid #000000"/>
    </style:style>
    <style:style style:name="Таблица5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6.14cm" table:align="margins" style:writing-mode="page"/>
    </style:style>
    <style:style style:name="Таблица53.A" style:family="table-column">
      <style:table-column-properties style:column-width="0.811cm" style:rel-column-width="460*"/>
    </style:style>
    <style:style style:name="Таблица53.B" style:family="table-column">
      <style:table-column-properties style:column-width="4.48cm" style:rel-column-width="2540*"/>
    </style:style>
    <style:style style:name="Таблица53.C" style:family="table-column">
      <style:table-column-properties style:column-width="0.848cm" style:rel-column-width="481*"/>
    </style:style>
    <style:style style:name="Таблица5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C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none" fo:border-top="none" fo:border-bottom="0.05pt solid #000000"/>
    </style:style>
    <style:style style:name="Таблица5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6.14cm" table:align="margins" style:writing-mode="page"/>
    </style:style>
    <style:style style:name="Таблица54.A" style:family="table-column">
      <style:table-column-properties style:column-width="6.14cm" style:rel-column-width="65535*"/>
    </style:style>
    <style:style style:name="Таблица54.A1" style:family="table-cell">
      <style:table-cell-properties fo:padding="0.097cm" fo:border="0.05pt solid #000000"/>
    </style:style>
    <style:style style:name="Таблица5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5.962cm" fo:margin-left="0cm" table:align="left" style:writing-mode="page"/>
    </style:style>
    <style:style style:name="Таблица55.A" style:family="table-column">
      <style:table-column-properties style:column-width="1.305cm"/>
    </style:style>
    <style:style style:name="Таблица55.B" style:family="table-column">
      <style:table-column-properties style:column-width="2.081cm"/>
    </style:style>
    <style:style style:name="Таблица55.C" style:family="table-column">
      <style:table-column-properties style:column-width="2.575cm"/>
    </style:style>
    <style:style style:name="Таблица5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5.C1" style:family="table-cell">
      <style:table-cell-properties fo:padding="0.097cm" fo:border="0.05pt solid #000000"/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5.962cm" fo:margin-left="0cm" table:align="left" style:writing-mode="page"/>
    </style:style>
    <style:style style:name="Таблица56.A" style:family="table-column">
      <style:table-column-properties style:column-width="1.305cm"/>
    </style:style>
    <style:style style:name="Таблица56.B" style:family="table-column">
      <style:table-column-properties style:column-width="2.081cm"/>
    </style:style>
    <style:style style:name="Таблица56.C" style:family="table-column">
      <style:table-column-properties style:column-width="2.575cm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6.14cm" table:align="margins" style:writing-mode="page"/>
    </style:style>
    <style:style style:name="Таблица57.A" style:family="table-column">
      <style:table-column-properties style:column-width="0.811cm" style:rel-column-width="460*"/>
    </style:style>
    <style:style style:name="Таблица57.B" style:family="table-column">
      <style:table-column-properties style:column-width="4.48cm" style:rel-column-width="2540*"/>
    </style:style>
    <style:style style:name="Таблица57.C" style:family="table-column">
      <style:table-column-properties style:column-width="0.848cm" style:rel-column-width="481*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C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6.14cm" table:align="margins" style:writing-mode="page"/>
    </style:style>
    <style:style style:name="Таблица58.A" style:family="table-column">
      <style:table-column-properties style:column-width="6.14cm" style:rel-column-width="65535*"/>
    </style:style>
    <style:style style:name="Таблица58.A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5.962cm" fo:margin-left="0cm" table:align="left" style:writing-mode="page"/>
    </style:style>
    <style:style style:name="Таблица59.A" style:family="table-column">
      <style:table-column-properties style:column-width="1.305cm"/>
    </style:style>
    <style:style style:name="Таблица59.B" style:family="table-column">
      <style:table-column-properties style:column-width="2.081cm"/>
    </style:style>
    <style:style style:name="Таблица59.C" style:family="table-column">
      <style:table-column-properties style:column-width="2.575cm"/>
    </style:style>
    <style:style style:name="Таблица5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C1" style:family="table-cell">
      <style:table-cell-properties fo:padding="0.097cm" fo:border="0.05pt solid #000000"/>
    </style:style>
    <style:style style:name="Таблица59.A2" style:family="table-cell">
      <style:table-cell-properties fo:padding="0.097cm" fo:border-left="0.05pt solid #000000" fo:border-right="none" fo:border-top="none" fo:border-bottom="0.05pt solid #000000"/>
    </style:style>
    <style:style style:name="Таблица5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5.962cm" fo:margin-left="0cm" table:align="left" style:writing-mode="page"/>
    </style:style>
    <style:style style:name="Таблица60.A" style:family="table-column">
      <style:table-column-properties style:column-width="1.305cm"/>
    </style:style>
    <style:style style:name="Таблица60.B" style:family="table-column">
      <style:table-column-properties style:column-width="2.081cm"/>
    </style:style>
    <style:style style:name="Таблица60.C" style:family="table-column">
      <style:table-column-properties style:column-width="2.575cm"/>
    </style:style>
    <style:style style:name="Таблица6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0.C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none" fo:border-top="none" fo:border-bottom="0.05pt solid #000000"/>
    </style:style>
    <style:style style:name="Таблица6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" style:family="table">
      <style:table-properties style:width="19.001cm" table:align="margins" style:writing-mode="page"/>
    </style:style>
    <style:style style:name="Таблица61.A" style:family="table-column">
      <style:table-column-properties style:column-width="6.334cm" style:rel-column-width="21845*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C1" style:family="table-cell">
      <style:table-cell-properties fo:padding="0.097cm" fo:border="0.05pt solid #000000"/>
    </style:style>
    <style:style style:name="Таблица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A3" style:family="table-cell">
      <style:table-cell-properties fo:padding="0.097cm" fo:border-left="0.05pt solid #000000" fo:border-right="none" fo:border-top="none" fo:border-bottom="0.05pt solid #000000"/>
    </style:style>
    <style:style style:name="Таблица6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A4" style:family="table-cell">
      <style:table-cell-properties fo:padding="0.097cm" fo:border-left="0.05pt solid #000000" fo:border-right="none" fo:border-top="none" fo:border-bottom="0.05pt solid #000000"/>
    </style:style>
    <style:style style:name="Таблица6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6.138cm" table:align="margins" style:writing-mode="page"/>
    </style:style>
    <style:style style:name="Таблица62.A" style:family="table-column">
      <style:table-column-properties style:column-width="6.138cm" style:rel-column-width="65535*"/>
    </style:style>
    <style:style style:name="Таблица62.A1" style:family="table-cell">
      <style:table-cell-properties fo:padding="0.097cm" fo:border="0.05pt solid #000000"/>
    </style:style>
    <style:style style:name="Таблица6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5.962cm" fo:margin-left="0cm" table:align="left" style:writing-mode="page"/>
    </style:style>
    <style:style style:name="Таблица63.A" style:family="table-column">
      <style:table-column-properties style:column-width="1.517cm"/>
    </style:style>
    <style:style style:name="Таблица63.B" style:family="table-column">
      <style:table-column-properties style:column-width="2.187cm"/>
    </style:style>
    <style:style style:name="Таблица63.C" style:family="table-column">
      <style:table-column-properties style:column-width="2.258cm"/>
    </style:style>
    <style:style style:name="Таблица6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3.C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none" fo:border-top="none" fo:border-bottom="0.05pt solid #000000"/>
    </style:style>
    <style:style style:name="Таблица6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" style:family="table">
      <style:table-properties style:width="5.944cm" table:align="margins" style:writing-mode="page"/>
    </style:style>
    <style:style style:name="Таблица64.A" style:family="table-column">
      <style:table-column-properties style:column-width="1.981cm" style:rel-column-width="21845*"/>
    </style:style>
    <style:style style:name="Таблица64.B" style:family="table-column">
      <style:table-column-properties style:column-width="1.981cm" style:rel-column-width="21844*"/>
    </style:style>
    <style:style style:name="Таблица6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4.C1" style:family="table-cell">
      <style:table-cell-properties fo:padding="0.097cm" fo:border="0.05pt solid #000000"/>
    </style:style>
    <style:style style:name="Таблица64.A2" style:family="table-cell">
      <style:table-cell-properties fo:padding="0.097cm" fo:border-left="0.05pt solid #000000" fo:border-right="none" fo:border-top="none" fo:border-bottom="0.05pt solid #000000"/>
    </style:style>
    <style:style style:name="Таблица6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" style:family="table">
      <style:table-properties style:width="6.14cm" table:align="margins" style:writing-mode="page"/>
    </style:style>
    <style:style style:name="Таблица65.A" style:family="table-column">
      <style:table-column-properties style:column-width="0.811cm" style:rel-column-width="460*"/>
    </style:style>
    <style:style style:name="Таблица65.B" style:family="table-column">
      <style:table-column-properties style:column-width="4.48cm" style:rel-column-width="2540*"/>
    </style:style>
    <style:style style:name="Таблица65.C" style:family="table-column">
      <style:table-column-properties style:column-width="0.848cm" style:rel-column-width="481*"/>
    </style:style>
    <style:style style:name="Таблица6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5.C1" style:family="table-cell">
      <style:table-cell-properties fo:padding="0.097cm" fo:border="0.05pt solid #000000"/>
    </style:style>
    <style:style style:name="Таблица65.A2" style:family="table-cell">
      <style:table-cell-properties fo:padding="0.097cm" fo:border-left="0.05pt solid #000000" fo:border-right="none" fo:border-top="none" fo:border-bottom="0.05pt solid #000000"/>
    </style:style>
    <style:style style:name="Таблица6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6" style:family="table">
      <style:table-properties style:width="6.14cm" table:align="margins" style:writing-mode="page"/>
    </style:style>
    <style:style style:name="Таблица66.A" style:family="table-column">
      <style:table-column-properties style:column-width="6.14cm" style:rel-column-width="65535*"/>
    </style:style>
    <style:style style:name="Таблица66.A1" style:family="table-cell">
      <style:table-cell-properties fo:padding="0.097cm" fo:border="0.05pt solid #000000"/>
    </style:style>
    <style:style style:name="Таблица6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7" style:family="table">
      <style:table-properties style:width="5.962cm" fo:margin-left="0cm" table:align="left" style:writing-mode="page"/>
    </style:style>
    <style:style style:name="Таблица67.A" style:family="table-column">
      <style:table-column-properties style:column-width="1.305cm"/>
    </style:style>
    <style:style style:name="Таблица67.B" style:family="table-column">
      <style:table-column-properties style:column-width="2.081cm"/>
    </style:style>
    <style:style style:name="Таблица67.C" style:family="table-column">
      <style:table-column-properties style:column-width="2.575cm"/>
    </style:style>
    <style:style style:name="Таблица6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7.C1" style:family="table-cell">
      <style:table-cell-properties fo:padding="0.097cm" fo:border="0.05pt solid #000000"/>
    </style:style>
    <style:style style:name="Таблица67.A2" style:family="table-cell">
      <style:table-cell-properties fo:padding="0.097cm" fo:border-left="0.05pt solid #000000" fo:border-right="none" fo:border-top="none" fo:border-bottom="0.05pt solid #000000"/>
    </style:style>
    <style:style style:name="Таблица6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" style:family="table">
      <style:table-properties style:width="5.962cm" fo:margin-left="0cm" table:align="left" style:writing-mode="page"/>
    </style:style>
    <style:style style:name="Таблица68.A" style:family="table-column">
      <style:table-column-properties style:column-width="1.305cm"/>
    </style:style>
    <style:style style:name="Таблица68.B" style:family="table-column">
      <style:table-column-properties style:column-width="2.081cm"/>
    </style:style>
    <style:style style:name="Таблица68.C" style:family="table-column">
      <style:table-column-properties style:column-width="2.575cm"/>
    </style:style>
    <style:style style:name="Таблица6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8.C1" style:family="table-cell">
      <style:table-cell-properties fo:padding="0.097cm" fo:border="0.05pt solid #000000"/>
    </style:style>
    <style:style style:name="Таблица68.A2" style:family="table-cell">
      <style:table-cell-properties fo:padding="0.097cm" fo:border-left="0.05pt solid #000000" fo:border-right="none" fo:border-top="none" fo:border-bottom="0.05pt solid #000000"/>
    </style:style>
    <style:style style:name="Таблица6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" style:family="table">
      <style:table-properties style:width="6.14cm" table:align="margins" style:writing-mode="page"/>
    </style:style>
    <style:style style:name="Таблица69.A" style:family="table-column">
      <style:table-column-properties style:column-width="0.811cm" style:rel-column-width="460*"/>
    </style:style>
    <style:style style:name="Таблица69.B" style:family="table-column">
      <style:table-column-properties style:column-width="4.48cm" style:rel-column-width="2540*"/>
    </style:style>
    <style:style style:name="Таблица69.C" style:family="table-column">
      <style:table-column-properties style:column-width="0.848cm" style:rel-column-width="481*"/>
    </style:style>
    <style:style style:name="Таблица6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9.C1" style:family="table-cell">
      <style:table-cell-properties fo:padding="0.097cm" fo:border="0.05pt solid #000000"/>
    </style:style>
    <style:style style:name="Таблица69.A2" style:family="table-cell">
      <style:table-cell-properties fo:padding="0.097cm" fo:border-left="0.05pt solid #000000" fo:border-right="none" fo:border-top="none" fo:border-bottom="0.05pt solid #000000"/>
    </style:style>
    <style:style style:name="Таблица6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0" style:family="table">
      <style:table-properties style:width="6.14cm" table:align="margins" style:writing-mode="page"/>
    </style:style>
    <style:style style:name="Таблица70.A" style:family="table-column">
      <style:table-column-properties style:column-width="6.14cm" style:rel-column-width="65535*"/>
    </style:style>
    <style:style style:name="Таблица70.A1" style:family="table-cell">
      <style:table-cell-properties fo:padding="0.097cm" fo:border="0.05pt solid #000000"/>
    </style:style>
    <style:style style:name="Таблица7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1" style:family="table">
      <style:table-properties style:width="5.962cm" fo:margin-left="0cm" table:align="left" style:writing-mode="page"/>
    </style:style>
    <style:style style:name="Таблица71.A" style:family="table-column">
      <style:table-column-properties style:column-width="1.305cm"/>
    </style:style>
    <style:style style:name="Таблица71.B" style:family="table-column">
      <style:table-column-properties style:column-width="2.081cm"/>
    </style:style>
    <style:style style:name="Таблица71.C" style:family="table-column">
      <style:table-column-properties style:column-width="2.575cm"/>
    </style:style>
    <style:style style:name="Таблица7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1.C1" style:family="table-cell">
      <style:table-cell-properties fo:padding="0.097cm" fo:border="0.05pt solid #000000"/>
    </style:style>
    <style:style style:name="Таблица71.A2" style:family="table-cell">
      <style:table-cell-properties fo:padding="0.097cm" fo:border-left="0.05pt solid #000000" fo:border-right="none" fo:border-top="none" fo:border-bottom="0.05pt solid #000000"/>
    </style:style>
    <style:style style:name="Таблица7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2" style:family="table">
      <style:table-properties style:width="5.962cm" fo:margin-left="0cm" table:align="left" style:writing-mode="page"/>
    </style:style>
    <style:style style:name="Таблица72.A" style:family="table-column">
      <style:table-column-properties style:column-width="1.305cm"/>
    </style:style>
    <style:style style:name="Таблица72.B" style:family="table-column">
      <style:table-column-properties style:column-width="2.081cm"/>
    </style:style>
    <style:style style:name="Таблица72.C" style:family="table-column">
      <style:table-column-properties style:column-width="2.575cm"/>
    </style:style>
    <style:style style:name="Таблица7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2.C1" style:family="table-cell">
      <style:table-cell-properties fo:padding="0.097cm" fo:border="0.05pt solid #000000"/>
    </style:style>
    <style:style style:name="Таблица72.A2" style:family="table-cell">
      <style:table-cell-properties fo:padding="0.097cm" fo:border-left="0.05pt solid #000000" fo:border-right="none" fo:border-top="none" fo:border-bottom="0.05pt solid #000000"/>
    </style:style>
    <style:style style:name="Таблица7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" style:family="table">
      <style:table-properties style:width="19.001cm" table:align="margins" style:writing-mode="page"/>
    </style:style>
    <style:style style:name="Таблица73.A" style:family="table-column">
      <style:table-column-properties style:column-width="6.334cm" style:rel-column-width="21845*"/>
    </style:style>
    <style:style style:name="Таблица7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3.C1" style:family="table-cell">
      <style:table-cell-properties fo:padding="0.097cm" fo:border="0.05pt solid #000000"/>
    </style:style>
    <style:style style:name="Таблица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3" style:family="table-cell">
      <style:table-cell-properties fo:padding="0.097cm" fo:border-left="0.05pt solid #000000" fo:border-right="none" fo:border-top="none" fo:border-bottom="0.05pt solid #000000"/>
    </style:style>
    <style:style style:name="Таблица7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4" style:family="table-cell">
      <style:table-cell-properties fo:padding="0.097cm" fo:border-left="0.05pt solid #000000" fo:border-right="none" fo:border-top="none" fo:border-bottom="0.05pt solid #000000"/>
    </style:style>
    <style:style style:name="Таблица7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6.138cm" table:align="margins" style:writing-mode="page"/>
    </style:style>
    <style:style style:name="Таблица74.A" style:family="table-column">
      <style:table-column-properties style:column-width="6.138cm" style:rel-column-width="65535*"/>
    </style:style>
    <style:style style:name="Таблица74.A1" style:family="table-cell">
      <style:table-cell-properties fo:padding="0.097cm" fo:border="0.05pt solid #000000"/>
    </style:style>
    <style:style style:name="Таблица7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5" style:family="table">
      <style:table-properties style:width="5.962cm" fo:margin-left="0cm" table:align="left" style:writing-mode="page"/>
    </style:style>
    <style:style style:name="Таблица75.A" style:family="table-column">
      <style:table-column-properties style:column-width="1.517cm"/>
    </style:style>
    <style:style style:name="Таблица75.B" style:family="table-column">
      <style:table-column-properties style:column-width="2.187cm"/>
    </style:style>
    <style:style style:name="Таблица75.C" style:family="table-column">
      <style:table-column-properties style:column-width="2.258cm"/>
    </style:style>
    <style:style style:name="Таблица7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5.C1" style:family="table-cell">
      <style:table-cell-properties fo:padding="0.097cm" fo:border="0.05pt solid #000000"/>
    </style:style>
    <style:style style:name="Таблица75.A2" style:family="table-cell">
      <style:table-cell-properties fo:padding="0.097cm" fo:border-left="0.05pt solid #000000" fo:border-right="none" fo:border-top="none" fo:border-bottom="0.05pt solid #000000"/>
    </style:style>
    <style:style style:name="Таблица7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6" style:family="table">
      <style:table-properties style:width="5.944cm" table:align="margins" style:writing-mode="page"/>
    </style:style>
    <style:style style:name="Таблица76.A" style:family="table-column">
      <style:table-column-properties style:column-width="1.981cm" style:rel-column-width="21845*"/>
    </style:style>
    <style:style style:name="Таблица76.B" style:family="table-column">
      <style:table-column-properties style:column-width="1.981cm" style:rel-column-width="21844*"/>
    </style:style>
    <style:style style:name="Таблица7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6.C1" style:family="table-cell">
      <style:table-cell-properties fo:padding="0.097cm" fo:border="0.05pt solid #000000"/>
    </style:style>
    <style:style style:name="Таблица76.A2" style:family="table-cell">
      <style:table-cell-properties fo:padding="0.097cm" fo:border-left="0.05pt solid #000000" fo:border-right="none" fo:border-top="none" fo:border-bottom="0.05pt solid #000000"/>
    </style:style>
    <style:style style:name="Таблица7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7" style:family="table">
      <style:table-properties style:width="6.14cm" table:align="margins" style:writing-mode="page"/>
    </style:style>
    <style:style style:name="Таблица77.A" style:family="table-column">
      <style:table-column-properties style:column-width="0.811cm" style:rel-column-width="460*"/>
    </style:style>
    <style:style style:name="Таблица77.B" style:family="table-column">
      <style:table-column-properties style:column-width="4.48cm" style:rel-column-width="2540*"/>
    </style:style>
    <style:style style:name="Таблица77.C" style:family="table-column">
      <style:table-column-properties style:column-width="0.848cm" style:rel-column-width="481*"/>
    </style:style>
    <style:style style:name="Таблица7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7.C1" style:family="table-cell">
      <style:table-cell-properties fo:padding="0.097cm" fo:border="0.05pt solid #000000"/>
    </style:style>
    <style:style style:name="Таблица77.A2" style:family="table-cell">
      <style:table-cell-properties fo:padding="0.097cm" fo:border-left="0.05pt solid #000000" fo:border-right="none" fo:border-top="none" fo:border-bottom="0.05pt solid #000000"/>
    </style:style>
    <style:style style:name="Таблица7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8" style:family="table">
      <style:table-properties style:width="6.14cm" table:align="margins" style:writing-mode="page"/>
    </style:style>
    <style:style style:name="Таблица78.A" style:family="table-column">
      <style:table-column-properties style:column-width="6.14cm" style:rel-column-width="65535*"/>
    </style:style>
    <style:style style:name="Таблица78.A1" style:family="table-cell">
      <style:table-cell-properties fo:padding="0.097cm" fo:border="0.05pt solid #000000"/>
    </style:style>
    <style:style style:name="Таблица7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9" style:family="table">
      <style:table-properties style:width="5.962cm" fo:margin-left="0cm" table:align="left" style:writing-mode="page"/>
    </style:style>
    <style:style style:name="Таблица79.A" style:family="table-column">
      <style:table-column-properties style:column-width="1.305cm"/>
    </style:style>
    <style:style style:name="Таблица79.B" style:family="table-column">
      <style:table-column-properties style:column-width="2.081cm"/>
    </style:style>
    <style:style style:name="Таблица79.C" style:family="table-column">
      <style:table-column-properties style:column-width="2.575cm"/>
    </style:style>
    <style:style style:name="Таблица7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9.C1" style:family="table-cell">
      <style:table-cell-properties fo:padding="0.097cm" fo:border="0.05pt solid #000000"/>
    </style:style>
    <style:style style:name="Таблица79.A2" style:family="table-cell">
      <style:table-cell-properties fo:padding="0.097cm" fo:border-left="0.05pt solid #000000" fo:border-right="none" fo:border-top="none" fo:border-bottom="0.05pt solid #000000"/>
    </style:style>
    <style:style style:name="Таблица7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" style:family="table">
      <style:table-properties style:width="5.962cm" fo:margin-left="0cm" table:align="left" style:writing-mode="page"/>
    </style:style>
    <style:style style:name="Таблица80.A" style:family="table-column">
      <style:table-column-properties style:column-width="1.305cm"/>
    </style:style>
    <style:style style:name="Таблица80.B" style:family="table-column">
      <style:table-column-properties style:column-width="2.081cm"/>
    </style:style>
    <style:style style:name="Таблица80.C" style:family="table-column">
      <style:table-column-properties style:column-width="2.575cm"/>
    </style:style>
    <style:style style:name="Таблица8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0.C1" style:family="table-cell">
      <style:table-cell-properties fo:padding="0.097cm" fo:border="0.05pt solid #000000"/>
    </style:style>
    <style:style style:name="Таблица80.A2" style:family="table-cell">
      <style:table-cell-properties fo:padding="0.097cm" fo:border-left="0.05pt solid #000000" fo:border-right="none" fo:border-top="none" fo:border-bottom="0.05pt solid #000000"/>
    </style:style>
    <style:style style:name="Таблица8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1" style:family="table">
      <style:table-properties style:width="6.14cm" table:align="margins" style:writing-mode="page"/>
    </style:style>
    <style:style style:name="Таблица81.A" style:family="table-column">
      <style:table-column-properties style:column-width="0.811cm" style:rel-column-width="460*"/>
    </style:style>
    <style:style style:name="Таблица81.B" style:family="table-column">
      <style:table-column-properties style:column-width="4.48cm" style:rel-column-width="2540*"/>
    </style:style>
    <style:style style:name="Таблица81.C" style:family="table-column">
      <style:table-column-properties style:column-width="0.848cm" style:rel-column-width="481*"/>
    </style:style>
    <style:style style:name="Таблица8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1.C1" style:family="table-cell">
      <style:table-cell-properties fo:padding="0.097cm" fo:border="0.05pt solid #000000"/>
    </style:style>
    <style:style style:name="Таблица81.A2" style:family="table-cell">
      <style:table-cell-properties fo:padding="0.097cm" fo:border-left="0.05pt solid #000000" fo:border-right="none" fo:border-top="none" fo:border-bottom="0.05pt solid #000000"/>
    </style:style>
    <style:style style:name="Таблица8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2" style:family="table">
      <style:table-properties style:width="6.14cm" table:align="margins" style:writing-mode="page"/>
    </style:style>
    <style:style style:name="Таблица82.A" style:family="table-column">
      <style:table-column-properties style:column-width="6.14cm" style:rel-column-width="65535*"/>
    </style:style>
    <style:style style:name="Таблица82.A1" style:family="table-cell">
      <style:table-cell-properties fo:padding="0.097cm" fo:border="0.05pt solid #000000"/>
    </style:style>
    <style:style style:name="Таблица8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3" style:family="table">
      <style:table-properties style:width="5.962cm" fo:margin-left="0cm" table:align="left" style:writing-mode="page"/>
    </style:style>
    <style:style style:name="Таблица83.A" style:family="table-column">
      <style:table-column-properties style:column-width="1.305cm"/>
    </style:style>
    <style:style style:name="Таблица83.B" style:family="table-column">
      <style:table-column-properties style:column-width="2.081cm"/>
    </style:style>
    <style:style style:name="Таблица83.C" style:family="table-column">
      <style:table-column-properties style:column-width="2.575cm"/>
    </style:style>
    <style:style style:name="Таблица8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3.C1" style:family="table-cell">
      <style:table-cell-properties fo:padding="0.097cm" fo:border="0.05pt solid #000000"/>
    </style:style>
    <style:style style:name="Таблица83.A2" style:family="table-cell">
      <style:table-cell-properties fo:padding="0.097cm" fo:border-left="0.05pt solid #000000" fo:border-right="none" fo:border-top="none" fo:border-bottom="0.05pt solid #000000"/>
    </style:style>
    <style:style style:name="Таблица8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4" style:family="table">
      <style:table-properties style:width="5.962cm" fo:margin-left="0cm" table:align="left" style:writing-mode="page"/>
    </style:style>
    <style:style style:name="Таблица84.A" style:family="table-column">
      <style:table-column-properties style:column-width="1.305cm"/>
    </style:style>
    <style:style style:name="Таблица84.B" style:family="table-column">
      <style:table-column-properties style:column-width="2.081cm"/>
    </style:style>
    <style:style style:name="Таблица84.C" style:family="table-column">
      <style:table-column-properties style:column-width="2.575cm"/>
    </style:style>
    <style:style style:name="Таблица8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4.C1" style:family="table-cell">
      <style:table-cell-properties fo:padding="0.097cm" fo:border="0.05pt solid #000000"/>
    </style:style>
    <style:style style:name="Таблица84.A2" style:family="table-cell">
      <style:table-cell-properties fo:padding="0.097cm" fo:border-left="0.05pt solid #000000" fo:border-right="none" fo:border-top="none" fo:border-bottom="0.05pt solid #000000"/>
    </style:style>
    <style:style style:name="Таблица8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2pt" officeooo:rsid="000a593e" officeooo:paragraph-rsid="000a593e" style:font-size-asian="12pt" style:font-size-complex="12pt"/>
    </style:style>
    <style:style style:name="P2" style:family="paragraph" style:parent-style-name="Standard">
      <style:text-properties style:font-name="Courier New" fo:font-size="12pt" officeooo:rsid="000c25d2" officeooo:paragraph-rsid="000c25d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2pt" fo:font-weight="bold" officeooo:rsid="000a593e" officeooo:paragraph-rsid="000a593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urier New" fo:language="en" fo:country="US" officeooo:rsid="00104b1c" officeooo:paragraph-rsid="0082dedb"/>
    </style:style>
    <style:style style:name="P5" style:family="paragraph" style:parent-style-name="Standard">
      <style:text-properties style:font-name="Courier New" fo:font-size="12pt" fo:language="en" fo:country="US" officeooo:rsid="000a593e" officeooo:paragraph-rsid="000a593e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0a593e" officeooo:paragraph-rsid="0082dedb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104b1c" officeooo:paragraph-rsid="003ea23a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104b1c" officeooo:paragraph-rsid="005a6d3f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10" style:family="paragraph" style:parent-style-name="Standard">
      <style:text-properties style:font-name="Courier New" fo:font-size="12pt" fo:language="en" fo:country="US" officeooo:rsid="000d9fdb" officeooo:paragraph-rsid="005a6d3f" style:font-size-asian="12pt" style:font-size-complex="12pt"/>
    </style:style>
    <style:style style:name="P11" style:family="paragraph" style:parent-style-name="Standard">
      <style:text-properties style:font-name="Courier New" fo:font-size="12pt" fo:language="en" fo:country="US" officeooo:rsid="000d9fdb" officeooo:paragraph-rsid="005db734" style:font-size-asian="12pt" style:font-size-complex="12pt"/>
    </style:style>
    <style:style style:name="P12" style:family="paragraph" style:parent-style-name="Standard">
      <style:text-properties style:font-name="Courier New" fo:font-size="12pt" fo:language="en" fo:country="US" officeooo:rsid="000d9fdb" officeooo:paragraph-rsid="005fc6b2" style:font-size-asian="12pt" style:font-size-complex="12pt"/>
    </style:style>
    <style:style style:name="P13" style:family="paragraph" style:parent-style-name="Standard">
      <style:text-properties style:font-name="Courier New" fo:font-size="12pt" fo:language="en" fo:country="US" officeooo:rsid="000d9fdb" officeooo:paragraph-rsid="006348b5" style:font-size-asian="12pt" style:font-size-complex="12pt"/>
    </style:style>
    <style:style style:name="P14" style:family="paragraph" style:parent-style-name="Standard">
      <style:text-properties style:font-name="Courier New" fo:font-size="12pt" fo:language="en" fo:country="US" officeooo:rsid="000d9fdb" officeooo:paragraph-rsid="006f22a0" style:font-size-asian="12pt" style:font-size-complex="12pt"/>
    </style:style>
    <style:style style:name="P15" style:family="paragraph" style:parent-style-name="Standard">
      <style:text-properties style:font-name="Courier New" fo:font-size="12pt" fo:language="en" fo:country="US" officeooo:rsid="000d9fdb" officeooo:paragraph-rsid="00705675" style:font-size-asian="12pt" style:font-size-complex="12pt"/>
    </style:style>
    <style:style style:name="P16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17" style:family="paragraph" style:parent-style-name="Standard">
      <style:text-properties style:font-name="Courier New" fo:font-size="12pt" fo:language="en" fo:country="US" officeooo:rsid="005e6f90" officeooo:paragraph-rsid="005fc6b2" style:font-size-asian="12pt" style:font-size-complex="12pt"/>
    </style:style>
    <style:style style:name="P18" style:family="paragraph" style:parent-style-name="Standard">
      <style:text-properties style:font-name="Courier New" fo:font-size="12pt" fo:language="en" fo:country="US" officeooo:rsid="005e6f90" officeooo:paragraph-rsid="0082dedb" style:font-size-asian="12pt" style:font-size-complex="12pt"/>
    </style:style>
    <style:style style:name="P19" style:family="paragraph" style:parent-style-name="Standard">
      <style:text-properties style:font-name="Courier New" fo:font-size="12pt" fo:language="en" fo:country="US" officeooo:rsid="005fc6b2" officeooo:paragraph-rsid="005fc6b2" style:font-size-asian="12pt" style:font-size-complex="12pt"/>
    </style:style>
    <style:style style:name="P20" style:family="paragraph" style:parent-style-name="Standard"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21" style:family="paragraph" style:parent-style-name="Standard">
      <style:text-properties style:font-name="Courier New" fo:font-size="12pt" fo:language="en" fo:country="US" officeooo:rsid="006348b5" officeooo:paragraph-rsid="006348b5" style:font-size-asian="12pt" style:font-size-complex="12pt"/>
    </style:style>
    <style:style style:name="P22" style:family="paragraph" style:parent-style-name="Standard">
      <style:text-properties style:font-name="Courier New" fo:font-size="12pt" fo:language="en" fo:country="US" officeooo:rsid="006348b5" officeooo:paragraph-rsid="006f22a0" style:font-size-asian="12pt" style:font-size-complex="12pt"/>
    </style:style>
    <style:style style:name="P23" style:family="paragraph" style:parent-style-name="Standard">
      <style:text-properties style:font-name="Courier New" fo:font-size="12pt" fo:language="en" fo:country="US" officeooo:rsid="006348b5" officeooo:paragraph-rsid="00705675" style:font-size-asian="12pt" style:font-size-complex="12pt"/>
    </style:style>
    <style:style style:name="P24" style:family="paragraph" style:parent-style-name="Standard"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297561" officeooo:paragraph-rsid="00297561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297561" officeooo:paragraph-rsid="002aa185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297561" officeooo:paragraph-rsid="002e5488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officeooo:rsid="00297561" officeooo:paragraph-rsid="002fcfa4" style:font-size-asian="12pt" style:font-size-complex="12pt"/>
    </style:style>
    <style:style style:name="P29" style:family="paragraph" style:parent-style-name="Standard">
      <style:text-properties style:font-name="Courier New" fo:font-size="12pt" fo:language="ru" fo:country="RU" officeooo:rsid="00297561" officeooo:paragraph-rsid="0032dcf0" style:font-size-asian="12pt" style:font-size-complex="12pt"/>
    </style:style>
    <style:style style:name="P30" style:family="paragraph" style:parent-style-name="Standard">
      <style:text-properties style:font-name="Courier New" fo:font-size="12pt" fo:language="ru" fo:country="RU" officeooo:rsid="00297561" officeooo:paragraph-rsid="00347f71" style:font-size-asian="12pt" style:font-size-complex="12pt"/>
    </style:style>
    <style:style style:name="P31" style:family="paragraph" style:parent-style-name="Standard">
      <style:text-properties style:font-name="Courier New" fo:font-size="12pt" fo:language="ru" fo:country="RU" officeooo:rsid="00297561" officeooo:paragraph-rsid="003ea23a" style:font-size-asian="12pt" style:font-size-complex="12pt"/>
    </style:style>
    <style:style style:name="P32" style:family="paragraph" style:parent-style-name="Standard">
      <style:text-properties style:font-name="Courier New" fo:font-size="12pt" fo:language="ru" fo:country="RU" officeooo:rsid="00297561" officeooo:paragraph-rsid="005c42c4" style:font-size-asian="12pt" style:font-size-complex="12pt"/>
    </style:style>
    <style:style style:name="P33" style:family="paragraph" style:parent-style-name="Standard">
      <style:text-properties style:font-name="Courier New" fo:font-size="12pt" fo:language="ru" fo:country="RU" officeooo:rsid="00297561" officeooo:paragraph-rsid="0082dedb" style:font-size-asian="12pt" style:font-size-complex="12pt"/>
    </style:style>
    <style:style style:name="P34" style:family="paragraph" style:parent-style-name="Standard">
      <style:text-properties style:font-name="Courier New" fo:font-size="12pt" fo:language="ru" fo:country="RU" officeooo:rsid="002aa185" officeooo:paragraph-rsid="003ea23a" style:font-size-asian="12pt" style:font-size-complex="12pt"/>
    </style:style>
    <style:style style:name="P35" style:family="paragraph" style:parent-style-name="Standard">
      <style:text-properties style:font-name="Courier New" fo:font-size="12pt" fo:language="ru" fo:country="RU" officeooo:rsid="002fcfa4" officeooo:paragraph-rsid="002fcfa4" style:font-size-asian="12pt" style:font-size-complex="12pt"/>
    </style:style>
    <style:style style:name="P36" style:family="paragraph" style:parent-style-name="Standard">
      <style:text-properties style:font-name="Courier New" fo:font-size="12pt" fo:language="ru" fo:country="RU" officeooo:rsid="002fcfa4" officeooo:paragraph-rsid="0030eaa5" style:font-size-asian="12pt" style:font-size-complex="12pt"/>
    </style:style>
    <style:style style:name="P37" style:family="paragraph" style:parent-style-name="Standard">
      <style:text-properties style:font-name="Courier New" fo:font-size="12pt" fo:language="ru" fo:country="RU" officeooo:rsid="0044beb1" officeooo:paragraph-rsid="0044beb1" style:font-size-asian="12pt" style:font-size-complex="12pt"/>
    </style:style>
    <style:style style:name="P38" style:family="paragraph" style:parent-style-name="Standard">
      <style:text-properties style:font-name="Courier New" fo:font-size="12pt" fo:language="ru" fo:country="RU" officeooo:rsid="0044beb1" officeooo:paragraph-rsid="004f4bfb" style:font-size-asian="12pt" style:font-size-complex="12pt"/>
    </style:style>
    <style:style style:name="P39" style:family="paragraph" style:parent-style-name="Standard">
      <style:text-properties style:font-name="Courier New" fo:font-size="12pt" fo:language="ru" fo:country="RU" officeooo:rsid="005295c2" officeooo:paragraph-rsid="005295c2" style:font-size-asian="12pt" style:font-size-complex="12pt"/>
    </style:style>
    <style:style style:name="P40" style:family="paragraph" style:parent-style-name="Standard">
      <style:text-properties style:font-name="Courier New" fo:font-size="12pt" fo:language="ru" fo:country="RU" officeooo:rsid="005c42c4" officeooo:paragraph-rsid="005c42c4" style:font-size-asian="12pt" style:font-size-complex="12pt"/>
    </style:style>
    <style:style style:name="P41" style:family="paragraph" style:parent-style-name="Standard">
      <style:text-properties style:font-name="Courier New" fo:font-size="12pt" fo:language="ru" fo:country="RU" officeooo:rsid="005c42c4" officeooo:paragraph-rsid="0082dedb" style:font-size-asian="12pt" style:font-size-complex="12pt"/>
    </style:style>
    <style:style style:name="P42" style:family="paragraph" style:parent-style-name="Standard">
      <style:text-properties style:font-name="Courier New" fo:font-size="12pt" fo:language="ru" fo:country="RU" officeooo:rsid="0076881f" officeooo:paragraph-rsid="0076881f" style:font-size-asian="12pt" style:font-size-complex="12pt"/>
    </style:style>
    <style:style style:name="P43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44" style:family="paragraph" style:parent-style-name="Standard">
      <style:text-properties style:font-name="Courier New" fo:font-size="12pt" fo:language="ru" fo:country="RU" officeooo:rsid="00775bbf" officeooo:paragraph-rsid="00775bbf" style:font-size-asian="12pt" style:font-size-complex="12pt"/>
    </style:style>
    <style:style style:name="P45" style:family="paragraph" style:parent-style-name="Standard">
      <style:text-properties style:font-name="Courier New" fo:font-size="12pt" fo:language="ru" fo:country="RU" officeooo:rsid="0078dc4d" officeooo:paragraph-rsid="0078dc4d" style:font-size-asian="12pt" style:font-size-complex="12pt"/>
    </style:style>
    <style:style style:name="P46" style:family="paragraph" style:parent-style-name="Standard">
      <style:text-properties style:font-name="Courier New" fo:font-size="12pt" fo:language="ru" fo:country="RU" officeooo:rsid="007a814e" officeooo:paragraph-rsid="007a814e" style:font-size-asian="12pt" style:font-size-complex="12pt"/>
    </style:style>
    <style:style style:name="P47" style:family="paragraph" style:parent-style-name="Standard">
      <style:text-properties style:font-name="Courier New" fo:font-size="12pt" fo:language="ru" fo:country="RU" officeooo:rsid="007a814e" officeooo:paragraph-rsid="007ec979" style:font-size-asian="12pt" style:font-size-complex="12pt"/>
    </style:style>
    <style:style style:name="P48" style:family="paragraph" style:parent-style-name="Standard">
      <style:text-properties style:font-name="Courier New" fo:font-size="12pt" fo:language="ru" fo:country="RU" officeooo:rsid="007a814e" officeooo:paragraph-rsid="007ff499" style:font-size-asian="12pt" style:font-size-complex="12pt"/>
    </style:style>
    <style:style style:name="P49" style:family="paragraph" style:parent-style-name="Standard">
      <style:text-properties style:font-name="Courier New" fo:font-size="12pt" fo:language="ru" fo:country="RU" officeooo:rsid="007a831b" officeooo:paragraph-rsid="007a831b" style:font-size-asian="12pt" style:font-size-complex="12pt"/>
    </style:style>
    <style:style style:name="P50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297561" officeooo:paragraph-rsid="00297561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44beb1" officeooo:paragraph-rsid="0044beb1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795859" officeooo:paragraph-rsid="00795859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Courier New" fo:font-size="12pt" fo:language="ru" fo:country="RU" fo:font-weight="bold" officeooo:rsid="005a6d3f" officeooo:paragraph-rsid="005a6d3f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Courier New" fo:font-size="12pt" fo:language="ru" fo:country="RU" fo:font-weight="bold" officeooo:rsid="005a6d3f" officeooo:paragraph-rsid="0082dedb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Courier New" fo:font-size="12pt" fo:language="ru" fo:country="RU" style:text-underline-style="none" fo:font-weight="bold" officeooo:rsid="007a814e" officeooo:paragraph-rsid="007a814e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Courier New" fo:font-size="12pt" fo:language="ru" fo:country="RU" fo:font-weight="bold" officeooo:rsid="005295c2" officeooo:paragraph-rsid="005295c2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21f133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5c42c4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5db734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5fc6b2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6348b5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6f22a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705675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82dedb" style:font-size-asian="12pt" style:font-weight-asian="bold" style:font-size-complex="12pt" style:font-weight-complex="bold"/>
    </style:style>
    <style:style style:name="P65" style:family="paragraph" style:parent-style-name="Table_20_Contents">
      <style:text-properties style:font-name="Courier New" fo:font-size="12pt" fo:language="en" fo:country="US" fo:font-weight="bold" officeooo:rsid="005876f3" officeooo:paragraph-rsid="005876f3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5876f3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5c42c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5db734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5fc6b2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6348b5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6f22a0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705675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74" style:family="paragraph" style:parent-style-name="Table_20_Contents">
      <style:text-properties style:font-name="Courier New" fo:font-size="12pt" fo:language="en" fo:country="US" fo:font-weight="bold" officeooo:rsid="005876f3" officeooo:paragraph-rsid="005c42c4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style:font-name="Courier New" fo:font-size="12pt" fo:language="en" fo:country="US" fo:font-weight="bold" officeooo:rsid="005876f3" officeooo:paragraph-rsid="005db734" style:font-size-asian="12pt" style:font-weight-asian="bold" style:font-size-complex="12pt" style:font-weight-complex="bold"/>
    </style:style>
    <style:style style:name="P76" style:family="paragraph" style:parent-style-name="Table_20_Contents">
      <style:text-properties style:font-name="Courier New" fo:font-size="12pt" fo:language="en" fo:country="US" fo:font-weight="bold" officeooo:rsid="005876f3" officeooo:paragraph-rsid="005fc6b2" style:font-size-asian="12pt" style:font-weight-asian="bold" style:font-size-complex="12pt" style:font-weight-complex="bold"/>
    </style:style>
    <style:style style:name="P77" style:family="paragraph" style:parent-style-name="Table_20_Contents">
      <style:text-properties style:font-name="Courier New" fo:font-size="12pt" fo:language="en" fo:country="US" fo:font-weight="bold" officeooo:rsid="005876f3" officeooo:paragraph-rsid="006348b5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style:font-name="Courier New" fo:font-size="12pt" fo:language="en" fo:country="US" fo:font-weight="bold" officeooo:rsid="005876f3" officeooo:paragraph-rsid="006f22a0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style:font-name="Courier New" fo:font-size="12pt" fo:language="en" fo:country="US" fo:font-weight="bold" officeooo:rsid="005876f3" officeooo:paragraph-rsid="00705675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5b0637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5c42c4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5db734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5fc6b2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6348b5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6f22a0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705675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82dedb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5deec6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5fc6b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6348b5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6f22a0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705675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82dedb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698cf" officeooo:paragraph-rsid="006698cf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698cf" officeooo:paragraph-rsid="0082dedb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69475b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6f22a0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705675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82dedb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21f133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5c42c4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5db734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5fc6b2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6348b5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6f22a0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705675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82dedb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5b0637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5c42c4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5db734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5fc6b2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6348b5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6f22a0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705675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82dedb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5fc6b2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6348b5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6f22a0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348b5" officeooo:paragraph-rsid="006348b5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698cf" officeooo:paragraph-rsid="006698cf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698cf" officeooo:paragraph-rsid="0082dedb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f22a0" officeooo:paragraph-rsid="006f22a0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f22a0" officeooo:paragraph-rsid="00705675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f22a0" officeooo:paragraph-rsid="0082dedb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705675" officeooo:paragraph-rsid="00705675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705675" officeooo:paragraph-rsid="0082dedb" style:font-size-asian="12pt" style:font-size-complex="12pt"/>
    </style:style>
    <style:style style:name="P130" style:family="paragraph" style:parent-style-name="Table_20_Contents">
      <style:text-properties style:font-name="Courier New" fo:font-size="12pt" style:font-size-asian="12pt" style:font-size-complex="12pt"/>
    </style:style>
    <style:style style:name="P131" style:family="paragraph" style:parent-style-name="Table_20_Contents">
      <style:text-properties style:font-name="Courier New" fo:font-size="12pt" officeooo:paragraph-rsid="005c42c4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Courier New" fo:font-size="12pt" officeooo:paragraph-rsid="005c42c4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Courier New" fo:font-size="12pt" officeooo:paragraph-rsid="005b0637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Courier New" fo:font-size="12pt" officeooo:paragraph-rsid="005db734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2pt" officeooo:paragraph-rsid="005fc6b2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Courier New" fo:font-size="12pt" officeooo:paragraph-rsid="006348b5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Courier New" fo:font-size="12pt" officeooo:paragraph-rsid="006f22a0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Courier New" fo:font-size="12pt" officeooo:paragraph-rsid="00705675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2pt" officeooo:paragraph-rsid="0082dedb" style:font-size-asian="12pt" style:font-size-complex="12pt"/>
    </style:style>
    <style:style style:name="P141" style:family="paragraph" style:parent-style-name="Table_20_Contents">
      <style:text-properties style:font-name="Courier New" fo:font-size="12pt" officeooo:paragraph-rsid="005db734" style:font-size-asian="12pt" style:font-size-complex="12pt"/>
    </style:style>
    <style:style style:name="P142" style:family="paragraph" style:parent-style-name="Table_20_Contents">
      <style:text-properties style:font-name="Courier New" fo:font-size="12pt" officeooo:paragraph-rsid="005fc6b2" style:font-size-asian="12pt" style:font-size-complex="12pt"/>
    </style:style>
    <style:style style:name="P143" style:family="paragraph" style:parent-style-name="Table_20_Contents">
      <style:text-properties style:font-name="Courier New" fo:font-size="12pt" officeooo:paragraph-rsid="006348b5" style:font-size-asian="12pt" style:font-size-complex="12pt"/>
    </style:style>
    <style:style style:name="P144" style:family="paragraph" style:parent-style-name="Table_20_Contents">
      <style:text-properties style:font-name="Courier New" fo:font-size="12pt" officeooo:paragraph-rsid="006f22a0" style:font-size-asian="12pt" style:font-size-complex="12pt"/>
    </style:style>
    <style:style style:name="P145" style:family="paragraph" style:parent-style-name="Table_20_Contents">
      <style:text-properties style:font-name="Courier New" fo:font-size="12pt" officeooo:paragraph-rsid="00705675" style:font-size-asian="12pt" style:font-size-complex="12pt"/>
    </style:style>
    <style:style style:name="P146" style:family="paragraph" style:parent-style-name="Table_20_Contents">
      <style:text-properties style:font-name="Courier New" fo:font-size="12pt" officeooo:paragraph-rsid="0082dedb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style:font-name="Courier New" fo:font-size="12pt" fo:language="ru" fo:country="RU" officeooo:rsid="006f22a0" officeooo:paragraph-rsid="006f22a0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Courier New" fo:font-size="12pt" fo:language="ru" fo:country="RU" officeooo:rsid="006f22a0" officeooo:paragraph-rsid="00705675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style:font-name="Courier New" fo:font-size="12pt" fo:language="ru" fo:country="RU" officeooo:rsid="006f22a0" officeooo:paragraph-rsid="0082dedb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fce0"/>
    </style:style>
    <style:style style:name="T3" style:family="text">
      <style:text-properties fo:language="en" fo:country="US" officeooo:rsid="00297561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3cc2a0"/>
    </style:style>
    <style:style style:name="T6" style:family="text">
      <style:text-properties fo:language="en" fo:country="US" officeooo:rsid="005b0637"/>
    </style:style>
    <style:style style:name="T7" style:family="text">
      <style:text-properties fo:language="en" fo:country="US" officeooo:rsid="005fc6b2"/>
    </style:style>
    <style:style style:name="T8" style:family="text">
      <style:text-properties fo:language="en" fo:country="US" officeooo:rsid="006698cf"/>
    </style:style>
    <style:style style:name="T9" style:family="text">
      <style:text-properties fo:language="en" fo:country="US" officeooo:rsid="0066e92f"/>
    </style:style>
    <style:style style:name="T10" style:family="text">
      <style:text-properties fo:language="en" fo:country="US" officeooo:rsid="0069475b"/>
    </style:style>
    <style:style style:name="T11" style:family="text">
      <style:text-properties fo:language="en" fo:country="US" officeooo:rsid="006bb1f9"/>
    </style:style>
    <style:style style:name="T12" style:family="text">
      <style:text-properties fo:language="en" fo:country="US" officeooo:rsid="006dfb56"/>
    </style:style>
    <style:style style:name="T13" style:family="text">
      <style:text-properties fo:language="en" fo:country="US" officeooo:rsid="006f22a0"/>
    </style:style>
    <style:style style:name="T14" style:family="text">
      <style:text-properties fo:language="en" fo:country="US" officeooo:rsid="00705675"/>
    </style:style>
    <style:style style:name="T15" style:family="text">
      <style:text-properties fo:language="en" fo:country="US" officeooo:rsid="0070fafb"/>
    </style:style>
    <style:style style:name="T16" style:family="text">
      <style:text-properties fo:language="en" fo:country="US" officeooo:rsid="007ec979"/>
    </style:style>
    <style:style style:name="T17" style:family="text">
      <style:text-properties fo:language="en" fo:country="US" officeooo:rsid="007ff499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1b403"/>
    </style:style>
    <style:style style:name="T21" style:family="text">
      <style:text-properties fo:language="ru" fo:country="RU" officeooo:rsid="0012fce0"/>
    </style:style>
    <style:style style:name="T22" style:family="text">
      <style:text-properties fo:language="ru" fo:country="RU" officeooo:rsid="0037f8fb"/>
    </style:style>
    <style:style style:name="T23" style:family="text">
      <style:text-properties fo:language="ru" fo:country="RU" officeooo:rsid="00397f75"/>
    </style:style>
    <style:style style:name="T24" style:family="text">
      <style:text-properties fo:language="ru" fo:country="RU" officeooo:rsid="0042b533"/>
    </style:style>
    <style:style style:name="T25" style:family="text">
      <style:text-properties fo:language="ru" fo:country="RU" officeooo:rsid="0042e013"/>
    </style:style>
    <style:style style:name="T26" style:family="text">
      <style:text-properties fo:language="ru" fo:country="RU" officeooo:rsid="005fc6b2"/>
    </style:style>
    <style:style style:name="T27" style:family="text">
      <style:text-properties fo:language="ru" fo:country="RU" officeooo:rsid="006f22a0"/>
    </style:style>
    <style:style style:name="T28" style:family="text">
      <style:text-properties fo:language="ru" fo:country="RU" officeooo:rsid="00705675"/>
    </style:style>
    <style:style style:name="T29" style:family="text">
      <style:text-properties fo:language="ru" fo:country="RU" officeooo:rsid="0072cbbd"/>
    </style:style>
    <style:style style:name="T30" style:family="text">
      <style:text-properties fo:language="ru" fo:country="RU" officeooo:rsid="00749002"/>
    </style:style>
    <style:style style:name="T31" style:family="text">
      <style:text-properties officeooo:rsid="00104b1c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aa185" style:font-weight-asian="bold" style:font-weight-complex="bold"/>
    </style:style>
    <style:style style:name="T35" style:family="text">
      <style:text-properties officeooo:rsid="00297561"/>
    </style:style>
    <style:style style:name="T36" style:family="text">
      <style:text-properties officeooo:rsid="002aa185"/>
    </style:style>
    <style:style style:name="T37" style:family="text">
      <style:text-properties officeooo:rsid="002da14d"/>
    </style:style>
    <style:style style:name="T38" style:family="text">
      <style:text-properties officeooo:rsid="002e5488"/>
    </style:style>
    <style:style style:name="T39" style:family="text">
      <style:text-properties officeooo:rsid="002fcfa4"/>
    </style:style>
    <style:style style:name="T40" style:family="text">
      <style:text-properties officeooo:rsid="0030eaa5"/>
    </style:style>
    <style:style style:name="T41" style:family="text">
      <style:text-properties officeooo:rsid="0032dcf0"/>
    </style:style>
    <style:style style:name="T42" style:family="text">
      <style:text-properties officeooo:rsid="003425b3"/>
    </style:style>
    <style:style style:name="T43" style:family="text">
      <style:text-properties officeooo:rsid="00347f71"/>
    </style:style>
    <style:style style:name="T44" style:family="text">
      <style:text-properties officeooo:rsid="0037f8fb"/>
    </style:style>
    <style:style style:name="T45" style:family="text">
      <style:text-properties officeooo:rsid="003cc2a0"/>
    </style:style>
    <style:style style:name="T46" style:family="text">
      <style:text-properties officeooo:rsid="003ea23a"/>
    </style:style>
    <style:style style:name="T47" style:family="text">
      <style:text-properties officeooo:rsid="0042b533"/>
    </style:style>
    <style:style style:name="T48" style:family="text">
      <style:text-properties officeooo:rsid="0045f913"/>
    </style:style>
    <style:style style:name="T49" style:family="text">
      <style:text-properties officeooo:rsid="0046b0cd"/>
    </style:style>
    <style:style style:name="T50" style:family="text">
      <style:text-properties officeooo:rsid="0049546a"/>
    </style:style>
    <style:style style:name="T51" style:family="text">
      <style:text-properties officeooo:rsid="004b6cd5"/>
    </style:style>
    <style:style style:name="T52" style:family="text">
      <style:text-properties officeooo:rsid="004c1899"/>
    </style:style>
    <style:style style:name="T53" style:family="text">
      <style:text-properties officeooo:rsid="004ea3f4"/>
    </style:style>
    <style:style style:name="T54" style:family="text">
      <style:text-properties officeooo:rsid="0058bc4e"/>
    </style:style>
    <style:style style:name="T55" style:family="text">
      <style:text-properties officeooo:rsid="005a6d3f"/>
    </style:style>
    <style:style style:name="T56" style:family="text">
      <style:text-properties officeooo:rsid="005b0637"/>
    </style:style>
    <style:style style:name="T57" style:family="text">
      <style:text-properties officeooo:rsid="006698cf"/>
    </style:style>
    <style:style style:name="T58" style:family="text">
      <style:text-properties officeooo:rsid="0067a520"/>
    </style:style>
    <style:style style:name="T59" style:family="text">
      <style:text-properties officeooo:rsid="0069475b"/>
    </style:style>
    <style:style style:name="T60" style:family="text">
      <style:text-properties officeooo:rsid="006bb1f9"/>
    </style:style>
    <style:style style:name="T61" style:family="text">
      <style:text-properties fo:color="#202122" fo:letter-spacing="normal" fo:language="en" fo:country="US"/>
    </style:style>
    <style:style style:name="T62" style:family="text">
      <style:text-properties fo:color="#202122" fo:letter-spacing="normal" fo:language="en" fo:country="US" officeooo:rsid="006ce947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variant="normal" fo:text-transform="none" fo:color="#202122" fo:letter-spacing="normal"/>
    </style:style>
    <style:style style:name="T65" style:family="text">
      <style:text-properties fo:font-variant="normal" fo:text-transform="none" fo:color="#202122" fo:letter-spacing="normal" fo:font-style="normal"/>
    </style:style>
    <style:style style:name="T66" style:family="text">
      <style:text-properties officeooo:rsid="006dfb56"/>
    </style:style>
    <style:style style:name="T67" style:family="text">
      <style:text-properties officeooo:rsid="006f22a0"/>
    </style:style>
    <style:style style:name="T68" style:family="text">
      <style:text-properties officeooo:rsid="00705675"/>
    </style:style>
    <style:style style:name="T69" style:family="text">
      <style:text-properties officeooo:rsid="0072cbbd"/>
    </style:style>
    <style:style style:name="T70" style:family="text">
      <style:text-properties officeooo:rsid="007bf62f"/>
    </style:style>
    <style:style style:name="T71" style:family="text">
      <style:text-properties officeooo:rsid="007ec979"/>
    </style:style>
    <style:style style:name="T72" style:family="text">
      <style:text-properties officeooo:rsid="007ff499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5">О</text:span>бмен сообщениями <text:span text:style-name="T35">по типу звезда</text:span></text:p>
      <text:p text:style-name="P1"/>
      <text:p text:style-name="P2">ЦУ <text:span text:style-name="T2">(</text:span><text:span text:style-name="T3">root node</text:span><text:span text:style-name="T2">) </text:span>— центральный узел (база данных)</text:p>
      <text:p text:style-name="P2">ПУ <text:span text:style-name="T2">(</text:span><text:span text:style-name="T3">leaf node</text:span><text:span text:style-name="T2">) </text:span>— периферийный узел (база данных)</text:p>
      <text:p text:style-name="P5"/>
      <text:p text:style-name="P50">Правила разрешения коллизий:</text:p>
      <text:p text:style-name="P25"/>
      <text:p text:style-name="P25">1. <text:span text:style-name="T4">Root always wins!</text:span></text:p>
      <text:p text:style-name="P28"><text:span text:style-name="T1"><text:s text:c="3"/></text:span>Центральный узел всегда имеет наивысший приоритет своих изменений <text:span text:style-name="T39">по </text:span></text:p>
      <text:p text:style-name="P28"><text:span text:style-name="T39"><text:s text:c="3"/>отношению к изменениям любого периферийного узла</text:span>.</text:p>
      <text:p text:style-name="P27"><text:s text:c="3"/>Все узлы должны <text:span text:style-name="T38">получить и </text:span>принять изменени<text:span text:style-name="T37">я центрального узла</text:span>.</text:p>
      <text:p text:style-name="P25"/>
      <text:p text:style-name="P35">2. <text:span text:style-name="T4">Leaf may be allowed to make changes.</text:span></text:p>
      <text:p text:style-name="P36"><text:span text:style-name="T1"><text:s text:c="3"/></text:span><text:span text:style-name="T40">До тех пор пока центральный узел не сделал изменений, любой </text:span></text:p>
      <text:p text:style-name="P36"><text:span text:style-name="T40"><text:s text:c="3"/>периферийный узел может предложить свои изменения.</text:span></text:p>
      <text:p text:style-name="P36"><text:s text:c="3"/><text:span text:style-name="T40">Центральный узел и заинтересованные периферийные узлы должны получить и </text:span></text:p>
      <text:p text:style-name="P36"><text:span text:style-name="T40"><text:s text:c="3"/>принять предложенные инициирующим периферийным узлом изменения.</text:span></text:p>
      <text:p text:style-name="P25"/>
      <text:p text:style-name="P25"><text:span text:style-name="T39">3</text:span>. <text:span text:style-name="T4">First leaf wins!</text:span></text:p>
      <text:p text:style-name="P29"><text:span text:style-name="T1"><text:s text:c="3"/></text:span>Первый периферийный узел, <text:span text:style-name="T41">предложенное изменение которого было <text:s/></text:span></text:p>
      <text:p text:style-name="P29"><text:s text:c="3"/>зафиксирова<text:span text:style-name="T41">но</text:span> <text:span text:style-name="T41">в центральном узле</text:span>, имеет приоритет <text:span text:style-name="T41">по отношению к </text:span></text:p>
      <text:p text:style-name="P29"><text:span text:style-name="T41"><text:s text:c="3"/>изменениям, одновременно сделанными в других </text:span>периферийны<text:span text:style-name="T42">х</text:span> узла<text:span text:style-name="T42">х</text:span>.</text:p>
      <text:p text:style-name="P27"><text:s text:c="3"/>Другие узлы должны <text:span text:style-name="T38">получить и </text:span>принять <text:span text:style-name="T41">такое</text:span> изменение.</text:p>
      <text:p text:style-name="P25"/>
      <text:p text:style-name="P50">Следствия из правил разрешения коллизий:</text:p>
      <text:p text:style-name="P26"/>
      <text:p text:style-name="P30">1. <text:span text:style-name="T34">Центральный узел</text:span><text:span text:style-name="T36"> при получении сообщения от периферийного узла должен</text:span></text:p>
      <text:p text:style-name="P30"><text:span text:style-name="T36"><text:s text:c="3"/>уметь обрабатывать предложенные изменения следующим образом:</text:span></text:p>
      <text:p text:style-name="P26"><text:s text:c="3"/>- <text:span text:style-name="T43">отбрасывать дубликаты сообщений;</text:span></text:p>
      <text:p text:style-name="P26"><text:s text:c="3"/>- <text:span text:style-name="T43">отбрасывать сообщения, нарушающие правило № 2;</text:span></text:p>
      <text:p text:style-name="P26"><text:s text:c="3"/>- <text:span text:style-name="T43">отбрасывать сообщения, нарушающие правило № 3;</text:span></text:p>
      <text:p text:style-name="P26"><text:s text:c="3"/>- <text:span text:style-name="T43">принимать сообщения, соответствующие правилу № 2</text:span><text:span text:style-name="T5">;</text:span></text:p>
      <text:p text:style-name="P26"><text:span text:style-name="T5"><text:s text:c="3"/>- </text:span><text:span text:style-name="T45">применять правила маршрутизации к сообщениям;</text:span></text:p>
      <text:p text:style-name="P26"><text:s text:c="3"/>- <text:span text:style-name="T50">отправлять компенсирующие сообщения при нарушении правил №№ 2 и 3.</text:span></text:p>
      <text:p text:style-name="P26"/>
      <text:p text:style-name="P34">2. <text:span text:style-name="T33">Периферийный узел</text:span> при получении сообщения от <text:span text:style-name="T46">центрального</text:span> узла должен</text:p>
      <text:p text:style-name="P31"><text:span text:style-name="T36"><text:s text:c="3"/>уметь обрабатывать входящие изменения следующим образом:</text:span></text:p>
      <text:p text:style-name="P31"><text:s text:c="3"/>- <text:span text:style-name="T43">отбрасывать дубликаты сообщений;</text:span></text:p>
      <text:p text:style-name="P31"><text:s text:c="3"/>- <text:span text:style-name="T46">принимать сообщения, соответствующие правилам №№ 1 и 3</text:span><text:span text:style-name="T5">;</text:span></text:p>
      <text:p text:style-name="P31"><text:span text:style-name="T5"><text:s text:c="3"/>- </text:span><text:span text:style-name="T51">обрабатывать компенсирующие сообщения.</text:span></text:p>
      <text:p text:style-name="P7"><text:span text:style-name="T5"/></text:p>
      <text:p text:style-name="P51">Требования к асинхронному обмену данными:</text:p>
      <text:p text:style-name="P37"/>
      <text:p text:style-name="P38">1. Сообщения доставляются <text:span text:style-name="T48">и обрабатываются при помощи </text:span>очеред<text:span text:style-name="T49">ей</text:span> <text:span text:style-name="T1">FIFO</text:span>.</text:p>
      <text:p text:style-name="P37"/>
      <text:p text:style-name="P38">2. <text:span text:style-name="T52">Изменения и отправка с</text:span>ообщени<text:span text:style-name="T53">й</text:span> <text:span text:style-name="T52">о них</text:span> <text:span text:style-name="T52">выполняются в</text:span> <text:span text:style-name="T52">одной</text:span> транзакци<text:span text:style-name="T52">и</text:span>.</text:p>
      <text:p text:style-name="P37"/>
      <text:p text:style-name="P38">3. Применение изменений и маршрутизация <text:span text:style-name="T52">выполняются в</text:span> одной транзакци<text:span text:style-name="T52">и</text:span>.</text:p>
      <text:p text:style-name="P31"><text:span text:style-name="T5"/></text:p>
      <text:p text:style-name="P39">4. Обработка сообщения и его компенсация выполняются <text:span text:style-name="T52">в одной транзакции.</text:span></text:p>
      <text:p text:style-name="P39"/>
      <text:p text:style-name="P56"><text:span text:style-name="T62">mutex (</text:span><text:span text:style-name="T61">mutual exclusion</text:span><text:span text:style-name="T62">)</text:span><text:span text:style-name="T61"> </text:span><text:span text:style-name="T64">— </text:span><text:span text:style-name="T65">взаимное исключение</text:span></text:p>
      <text:p text:style-name="P39"/>
      <text:p text:style-name="P49"><text:span text:style-name="T73">Алгоритм использования </text:span><text:span text:style-name="T18">token </text:span><text:span text:style-name="T73">центрального узла.</text:span></text:p>
      <text:p text:style-name="P49">Возможно <text:span text:style-name="T70">следует </text:span>заменить на использование <text:span text:style-name="T70">концепции</text:span> <text:span text:style-name="T1">mutex - ?</text:span></text:p>
      <text:p text:style-name="P43"/>
      <text:p text:style-name="P43"/>
      <text:p text:style-name="P52"><text:soft-page-break/>Алгоритм использования <text:span text:style-name="T1">mutex </text:span>для захвата записи в центральном узле.</text:p>
      <text:p text:style-name="P43"/>
      <text:p text:style-name="P55">Используется два вида <text:span text:style-name="T1">mutex:</text:span></text:p>
      <text:p text:style-name="P46"><text:span text:style-name="T1"/></text:p>
      <text:p text:style-name="P47"><text:span text:style-name="T1">1. </text:span><text:span text:style-name="T4">Native mutex</text:span><text:span text:style-name="T1"> – </text:span>генерируется <text:span text:style-name="T71">текущим</text:span> узлом <text:span text:style-name="T71">для исходящих сообщений</text:span>.</text:p>
      <text:p text:style-name="P47"><text:s text:c="3"/><text:span text:style-name="T16">Native mutex </text:span><text:span text:style-name="T71">используется для захвата записей в центральном узле.</text:span></text:p>
      <text:p text:style-name="P47"><text:s text:c="3"/><text:span text:style-name="T71">Если в наличии имеется </text:span><text:span text:style-name="T16">foreign mutex, </text:span><text:span text:style-name="T71">то он используется в исходящем </text:span></text:p>
      <text:p text:style-name="P47"><text:span text:style-name="T71"><text:s text:c="3"/>сообщении, если это будет необходимо, для предварительного снятия </text:span></text:p>
      <text:p text:style-name="P47"><text:span text:style-name="T71"><text:s text:c="3"/>захвата записи в центральном узле.</text:span></text:p>
      <text:p text:style-name="P47"/>
      <text:p text:style-name="P47">2. <text:span text:style-name="T4">Foreign mutex</text:span><text:span text:style-name="T1"> – </text:span><text:span text:style-name="T71">получается из</text:span> чуж<text:span text:style-name="T71">ого</text:span> узл<text:span text:style-name="T71">а во входящих сообщениях</text:span>.</text:p>
      <text:p text:style-name="P47"><text:s text:c="3"/><text:span text:style-name="T71">Получение </text:span><text:span text:style-name="T16">foreign mutex </text:span><text:span text:style-name="T71">свидетельствует о том, что запись была </text:span></text:p>
      <text:p text:style-name="P47"><text:span text:style-name="T71"><text:s text:c="3"/>захвачена чужим узлом или получено компенсационное сообщение.</text:span></text:p>
      <text:p text:style-name="P48"><text:s text:c="3"/><text:span text:style-name="T17">F</text:span><text:span text:style-name="T16">oreign mutex </text:span><text:span text:style-name="T72">необходимо запомнить, чтобы в будущем использовать его </text:span></text:p>
      <text:p text:style-name="P48"><text:span text:style-name="T72"><text:s text:c="3"/>для снятия захвата с записи в центральном узле.</text:span></text:p>
      <text:p text:style-name="P43"/>
      <text:p text:style-name="P43">Захвативший в центральном узле запись узел (центральный или периферийный), записывает значение своего <text:span text:style-name="T1">mutex</text:span> в центральном узле. Это значение должно быть синхронизировано между всеми узлами.</text:p>
      <text:p text:style-name="P43"/>
      <text:p text:style-name="P43">Синхронизированный узел запоминает полученное значение <text:span text:style-name="T1">mutex, </text:span>чтобы использовать его в последующем для снятия захвата с записи в центральном узле.</text:p>
      <text:p text:style-name="P43"/>
      <text:p text:style-name="P42">При отправке нового сообщения в центральный узел передаётся запомненное ранее значение <text:span text:style-name="T1">mutex </text:span>и новое значение, которое периферийный узел генерирует самостоятельно, чтобы захватить запись в центральном узле.</text:p>
      <text:p text:style-name="P44">При этом новый <text:span text:style-name="T1">mutex </text:span>запоминается для отправки всех новых сообщений до тех пор, пока не будет получено новое сообщение от другого узла с новым <text:span text:style-name="T1">mutex. </text:span>Это будет означать, что захват записи в центральном узле не получился — пришло компенсационное сообщение. В таком случае запоминается новый <text:span text:style-name="T1">mutex, </text:span>а свой <text:span text:style-name="T1">mutex </text:span>генерируется заново.</text:p>
      <text:p text:style-name="P44"/>
      <text:p text:style-name="P45">При приёмке сообщений в центральном узле выполняется проверка разблокирующего <text:span text:style-name="T1">mutex, </text:span>если он равен текущему значению в центральном узле, то устанавливается новый <text:span text:style-name="T1">mutex. </text:span>Если не равен, то выполняется проверка на второй <text:span text:style-name="T1">mutex </text:span>отправителя, если равен, то это значит, что отправитель ранее уже успешно захватил запись — можно её обновлять. Если оба <text:span text:style-name="T1">mutex </text:span>не равны, значит другой узел уже снял блокировку и следует отправить компенсационное сообщение.</text:p>
      <text:p text:style-name="P11"/>
      <text:p text:style-name="P54">Код центрального узла:</text:p>
      <text:p text:style-name="P16"/>
      <text:p text:style-name="P16"><text:span text:style-name="T31">if (root.Token == leaf.Token &amp;&amp; root.Mutex == leaf.Mutex)</text:span></text:p>
      <text:p text:style-name="P9">{</text:p>
      <text:p text:style-name="P16"><text:s text:c="3"/><text:span text:style-name="T31">UpdateTarget(message); // </text:span><text:span text:style-name="T22">Применяем изменения </text:span><text:span text:style-name="T23">в центральном узле</text:span></text:p>
      <text:p text:style-name="P16"><text:span text:style-name="T22"><text:s text:c="3"/></text:span><text:span text:style-name="T44">RouteMessage(message); // </text:span><text:span text:style-name="T22">Маршрутизируем сообщение </text:span><text:span text:style-name="T23">в другие узлы</text:span></text:p>
      <text:p text:style-name="P9">}</text:p>
      <text:p text:style-name="P9">else</text:p>
      <text:p text:style-name="P9">{</text:p>
      <text:p text:style-name="P16"><text:s text:c="3"/><text:span text:style-name="T31">IgnoreMessage(message); // </text:span><text:span text:style-name="T20">Игнорируем </text:span><text:span text:style-name="T21">и</text:span><text:span text:style-name="T20"> удаляем сообщение </text:span><text:span text:style-name="T21">из очереди</text:span></text:p>
      <text:p text:style-name="P9">}</text:p>
      <text:p text:style-name="P6"/>
      <text:p text:style-name="P54">Код периферийного узла:<text:span text:style-name="T63"> ???</text:span></text:p>
      <text:p text:style-name="P6"/>
      <text:p text:style-name="P6"/>
      <text:p text:style-name="P16"/>
      <text:p text:style-name="P41"><text:soft-page-break/><text:span text:style-name="T5">1. </text:span>Центральный узел создаёт запись и отправляет сообщение в узлы.</text:p>
      <text:p text:style-name="P33"><text:span text:style-name="T5"/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3">Root node</text:p>
          </table:table-cell>
          <table:table-cell table:style-name="Таблица1.A1" office:value-type="string">
            <text:p text:style-name="P73">FIFO queues</text:p>
          </table:table-cell>
          <table:table-cell table:style-name="Таблица1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1.A2" table:number-rows-spanned="3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able:table table:name="Таблица3" table:style-name="Таблица3">
                    <table:table-column table:style-name="Таблица3.A"/>
                    <table:table-column table:style-name="Таблица3.B"/>
                    <table:table-column table:style-name="Таблица3.C"/>
                    <table:table-row>
                      <table:table-cell table:style-name="Таблица3.A1" office:value-type="string">
                        <text:p text:style-name="P64">id</text:p>
                      </table:table-cell>
                      <table:table-cell table:style-name="Таблица3.A1" office:value-type="string">
                        <text:p text:style-name="P64">name</text:p>
                      </table:table-cell>
                      <table:table-cell table:style-name="Таблица3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3.A2" office:value-type="string">
                        <text:p text:style-name="P108">1</text:p>
                      </table:table-cell>
                      <table:table-cell table:style-name="Таблица3.A2" office:value-type="string">
                        <text:p text:style-name="P108">AAA</text:p>
                      </table:table-cell>
                      <table:table-cell table:style-name="Таблица3.C2" office:value-type="string">
                        <text:p text:style-name="P108">0x0<text:span text:style-name="T59">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2.A2" office:value-type="string">
                  <table:table table:name="Таблица4" table:style-name="Таблица4">
                    <table:table-column table:style-name="Таблица4.A"/>
                    <table:table-column table:style-name="Таблица4.B"/>
                    <table:table-column table:style-name="Таблица4.A"/>
                    <table:table-row>
                      <table:table-cell table:style-name="Таблица4.A1" office:value-type="string">
                        <text:p text:style-name="P64">id</text:p>
                      </table:table-cell>
                      <table:table-cell table:style-name="Таблица4.A1" office:value-type="string">
                        <text:p text:style-name="P94">token</text:p>
                      </table:table-cell>
                      <table:table-cell table:style-name="Таблица4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4.A2" office:value-type="string">
                        <text:p text:style-name="P108">1</text:p>
                      </table:table-cell>
                      <table:table-cell table:style-name="Таблица4.A2" office:value-type="string">
                        <text:p text:style-name="P108">0x0<text:span text:style-name="T59">0</text:span>1</text:p>
                      </table:table-cell>
                      <table:table-cell table:style-name="Таблица4.C2" office:value-type="string">
                        <text:p text:style-name="P124">0x00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80">&gt;&gt;</text:p>
                </table:table-cell>
                <table:table-cell table:style-name="Таблица5.A1" office:value-type="string">
                  <text:p text:style-name="P140"><text:s/><text:span text:style-name="T56">1+</text:span><text:span text:style-name="T6">AAA+0x0</text:span><text:span text:style-name="T10">0</text:span><text:span text:style-name="T6">1</text:span><text:span text:style-name="T8">+0x00</text:span></text:p>
                </table:table-cell>
                <table:table-cell table:style-name="Таблица5.C1" office:value-type="string">
                  <text:p text:style-name="P80">&gt;&gt;</text:p>
                </table:table-cell>
              </table:table-row>
              <table:table-row>
                <table:table-cell table:style-name="Таблица5.A2" office:value-type="string">
                  <text:p text:style-name="P80">&lt;&lt;</text:p>
                </table:table-cell>
                <table:table-cell table:style-name="Таблица5.A2" office:value-type="string">
                  <text:p text:style-name="P140"><text:span text:style-name="T6"/></text:p>
                </table:table-cell>
                <table:table-cell table:style-name="Таблица5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1.C3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able:table table:name="Таблица7" table:style-name="Таблица7">
                    <table:table-column table:style-name="Таблица7.A"/>
                    <table:table-column table:style-name="Таблица7.B"/>
                    <table:table-column table:style-name="Таблица7.C"/>
                    <table:table-row>
                      <table:table-cell table:style-name="Таблица7.A1" office:value-type="string">
                        <text:p text:style-name="P64">id</text:p>
                      </table:table-cell>
                      <table:table-cell table:style-name="Таблица7.A1" office:value-type="string">
                        <text:p text:style-name="P64">name</text:p>
                      </table:table-cell>
                      <table:table-cell table:style-name="Таблица7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7.A2" office:value-type="string">
                        <text:p text:style-name="P108"/>
                      </table:table-cell>
                      <table:table-cell table:style-name="Таблица7.A2" office:value-type="string">
                        <text:p text:style-name="P108"/>
                      </table:table-cell>
                      <table:table-cell table:style-name="Таблица7.C2" office:value-type="string">
                        <text:p text:style-name="P108"/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6.A2" office:value-type="string">
                  <table:table table:name="Таблица8" table:style-name="Таблица8">
                    <table:table-column table:style-name="Таблица8.A"/>
                    <table:table-column table:style-name="Таблица8.B"/>
                    <table:table-column table:style-name="Таблица8.C"/>
                    <table:table-row>
                      <table:table-cell table:style-name="Таблица8.A1" office:value-type="string">
                        <text:p text:style-name="P64">id</text:p>
                      </table:table-cell>
                      <table:table-cell table:style-name="Таблица8.A1" office:value-type="string">
                        <text:p text:style-name="P88">token</text:p>
                      </table:table-cell>
                      <table:table-cell table:style-name="Таблица8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8.A2" office:value-type="string">
                        <text:p text:style-name="P108"/>
                      </table:table-cell>
                      <table:table-cell table:style-name="Таблица8.A2" office:value-type="string">
                        <text:p text:style-name="P116"/>
                      </table:table-cell>
                      <table:table-cell table:style-name="Таблица8.C2" office:value-type="string">
                        <text:p text:style-name="P108"/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1.A2" office:value-type="string">
            <text:p text:style-name="P80"/>
          </table:table-cell>
          <table:table-cell table:style-name="Таблица1.C3" office:value-type="string">
            <text:p text:style-name="P64"/>
          </table:table-cell>
        </table:table-row>
        <table:table-row>
          <table:covered-table-cell/>
          <table:table-cell table:style-name="Таблица1.A2" office:value-type="string">
            <table:table table:name="Таблица9" table:style-name="Таблица9">
              <table:table-column table:style-name="Таблица9.A"/>
              <table:table-column table:style-name="Таблица9.B"/>
              <table:table-column table:style-name="Таблица9.C"/>
              <table:table-row>
                <table:table-cell table:style-name="Таблица9.A1" office:value-type="string">
                  <text:p text:style-name="P80">&gt;&gt;</text:p>
                </table:table-cell>
                <table:table-cell table:style-name="Таблица9.A1" office:value-type="string">
                  <text:p text:style-name="P140"><text:span text:style-name="T56">1+</text:span><text:span text:style-name="T6">AAA+0x0</text:span><text:span text:style-name="T10">0</text:span><text:span text:style-name="T6">1</text:span><text:span text:style-name="T8">+0x00</text:span></text:p>
                </table:table-cell>
                <table:table-cell table:style-name="Таблица9.C1" office:value-type="string">
                  <text:p text:style-name="P80">&gt;&gt;</text:p>
                </table:table-cell>
              </table:table-row>
              <table:table-row>
                <table:table-cell table:style-name="Таблица9.A2" office:value-type="string">
                  <text:p text:style-name="P80">&lt;&lt;</text:p>
                </table:table-cell>
                <table:table-cell table:style-name="Таблица9.A2" office:value-type="string">
                  <text:p text:style-name="P140"/>
                </table:table-cell>
                <table:table-cell table:style-name="Таблица9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1.C4" office:value-type="string">
            <table:table table:name="Таблица10" table:style-name="Таблица10">
              <table:table-column table:style-name="Таблица10.A"/>
              <table:table-row>
                <table:table-cell table:style-name="Таблица10.A1" office:value-type="string">
                  <table:table table:name="Таблица11" table:style-name="Таблица11">
                    <table:table-column table:style-name="Таблица11.A"/>
                    <table:table-column table:style-name="Таблица11.B"/>
                    <table:table-column table:style-name="Таблица11.C"/>
                    <table:table-row>
                      <table:table-cell table:style-name="Таблица11.A1" office:value-type="string">
                        <text:p text:style-name="P64">id</text:p>
                      </table:table-cell>
                      <table:table-cell table:style-name="Таблица11.A1" office:value-type="string">
                        <text:p text:style-name="P64">name</text:p>
                      </table:table-cell>
                      <table:table-cell table:style-name="Таблица11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11.A2" office:value-type="string">
                        <text:p text:style-name="P108"/>
                      </table:table-cell>
                      <table:table-cell table:style-name="Таблица11.A2" office:value-type="string">
                        <text:p text:style-name="P108"/>
                      </table:table-cell>
                      <table:table-cell table:style-name="Таблица11.C2" office:value-type="string">
                        <text:p text:style-name="P108"/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10.A2" office:value-type="string">
                  <table:table table:name="Таблица12" table:style-name="Таблица12">
                    <table:table-column table:style-name="Таблица12.A"/>
                    <table:table-column table:style-name="Таблица12.B"/>
                    <table:table-column table:style-name="Таблица12.C"/>
                    <table:table-row>
                      <table:table-cell table:style-name="Таблица12.A1" office:value-type="string">
                        <text:p text:style-name="P64">id</text:p>
                      </table:table-cell>
                      <table:table-cell table:style-name="Таблица12.A1" office:value-type="string">
                        <text:p text:style-name="P88">token</text:p>
                      </table:table-cell>
                      <table:table-cell table:style-name="Таблица12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12.A2" office:value-type="string">
                        <text:p text:style-name="P108"/>
                      </table:table-cell>
                      <table:table-cell table:style-name="Таблица12.A2" office:value-type="string">
                        <text:p text:style-name="P116"/>
                      </table:table-cell>
                      <table:table-cell table:style-name="Таблица12.C2" office:value-type="string">
                        <text:p text:style-name="P108"/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33"><text:span text:style-name="T5"/></text:p>
      <text:p text:style-name="P41">2. Периферийные узлы принимают сообщение.</text:p>
      <text:p text:style-name="P33"><text:span text:style-name="T5"/></text:p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73">Root node</text:p>
          </table:table-cell>
          <table:table-cell table:style-name="Таблица13.A1" office:value-type="string">
            <text:p text:style-name="P73">FIFO queues</text:p>
          </table:table-cell>
          <table:table-cell table:style-name="Таблица13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13.A2" table:number-rows-spanned="3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able:table table:name="Таблица15" table:style-name="Таблица15">
                    <table:table-column table:style-name="Таблица15.A"/>
                    <table:table-column table:style-name="Таблица15.B"/>
                    <table:table-column table:style-name="Таблица15.C"/>
                    <table:table-row>
                      <table:table-cell table:style-name="Таблица15.A1" office:value-type="string">
                        <text:p text:style-name="P64">id</text:p>
                      </table:table-cell>
                      <table:table-cell table:style-name="Таблица15.A1" office:value-type="string">
                        <text:p text:style-name="P64">name</text:p>
                      </table:table-cell>
                      <table:table-cell table:style-name="Таблица15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15.A2" office:value-type="string">
                        <text:p text:style-name="P108">1</text:p>
                      </table:table-cell>
                      <table:table-cell table:style-name="Таблица15.A2" office:value-type="string">
                        <text:p text:style-name="P108">AAA</text:p>
                      </table:table-cell>
                      <table:table-cell table:style-name="Таблица15.C2" office:value-type="string">
                        <text:p text:style-name="P108">0x0<text:span text:style-name="T59">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14.A2" office:value-type="string">
                  <table:table table:name="Таблица16" table:style-name="Таблица16">
                    <table:table-column table:style-name="Таблица16.A"/>
                    <table:table-column table:style-name="Таблица16.B"/>
                    <table:table-column table:style-name="Таблица16.A"/>
                    <table:table-row>
                      <table:table-cell table:style-name="Таблица16.A1" office:value-type="string">
                        <text:p text:style-name="P64">id</text:p>
                      </table:table-cell>
                      <table:table-cell table:style-name="Таблица16.A1" office:value-type="string">
                        <text:p text:style-name="P94">token</text:p>
                      </table:table-cell>
                      <table:table-cell table:style-name="Таблица16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16.A2" office:value-type="string">
                        <text:p text:style-name="P108">1</text:p>
                      </table:table-cell>
                      <table:table-cell table:style-name="Таблица16.A2" office:value-type="string">
                        <text:p text:style-name="P108">0x0<text:span text:style-name="T59">0</text:span>1</text:p>
                      </table:table-cell>
                      <table:table-cell table:style-name="Таблица16.C2" office:value-type="string">
                        <text:p text:style-name="P124">0x00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13.A2" office:value-type="string">
            <table:table table:name="Таблица17" table:style-name="Таблица17">
              <table:table-column table:style-name="Таблица17.A"/>
              <table:table-column table:style-name="Таблица17.B"/>
              <table:table-column table:style-name="Таблица17.C"/>
              <table:table-row>
                <table:table-cell table:style-name="Таблица17.A1" office:value-type="string">
                  <text:p text:style-name="P80">&gt;&gt;</text:p>
                </table:table-cell>
                <table:table-cell table:style-name="Таблица17.A1" office:value-type="string">
                  <text:p text:style-name="P140"><text:s/></text:p>
                </table:table-cell>
                <table:table-cell table:style-name="Таблица17.C1" office:value-type="string">
                  <text:p text:style-name="P80">&gt;&gt;</text:p>
                </table:table-cell>
              </table:table-row>
              <table:table-row>
                <table:table-cell table:style-name="Таблица17.A2" office:value-type="string">
                  <text:p text:style-name="P80">&lt;&lt;</text:p>
                </table:table-cell>
                <table:table-cell table:style-name="Таблица17.A2" office:value-type="string">
                  <text:p text:style-name="P140"><text:span text:style-name="T6"/></text:p>
                </table:table-cell>
                <table:table-cell table:style-name="Таблица17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13.C3" office:value-type="string">
            <table:table table:name="Таблица18" table:style-name="Таблица18">
              <table:table-column table:style-name="Таблица18.A"/>
              <table:table-row>
                <table:table-cell table:style-name="Таблица18.A1" office:value-type="string">
                  <table:table table:name="Таблица19" table:style-name="Таблица19">
                    <table:table-column table:style-name="Таблица19.A"/>
                    <table:table-column table:style-name="Таблица19.B"/>
                    <table:table-column table:style-name="Таблица19.C"/>
                    <table:table-row>
                      <table:table-cell table:style-name="Таблица19.A1" office:value-type="string">
                        <text:p text:style-name="P64">id</text:p>
                      </table:table-cell>
                      <table:table-cell table:style-name="Таблица19.A1" office:value-type="string">
                        <text:p text:style-name="P64">name</text:p>
                      </table:table-cell>
                      <table:table-cell table:style-name="Таблица19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19.A2" office:value-type="string">
                        <text:p text:style-name="P108">1</text:p>
                      </table:table-cell>
                      <table:table-cell table:style-name="Таблица19.A2" office:value-type="string">
                        <text:p text:style-name="P108">AAA</text:p>
                      </table:table-cell>
                      <table:table-cell table:style-name="Таблица19.C2" office:value-type="string">
                        <text:p text:style-name="P108">0x<text:span text:style-name="T55">1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18.A2" office:value-type="string">
                  <table:table table:name="Таблица20" table:style-name="Таблица20">
                    <table:table-column table:style-name="Таблица20.A"/>
                    <table:table-column table:style-name="Таблица20.B"/>
                    <table:table-column table:style-name="Таблица20.C"/>
                    <table:table-row>
                      <table:table-cell table:style-name="Таблица20.A1" office:value-type="string">
                        <text:p text:style-name="P64">id</text:p>
                      </table:table-cell>
                      <table:table-cell table:style-name="Таблица20.A1" office:value-type="string">
                        <text:p text:style-name="P88">token</text:p>
                      </table:table-cell>
                      <table:table-cell table:style-name="Таблица20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20.A2" office:value-type="string">
                        <text:p text:style-name="P108">1</text:p>
                      </table:table-cell>
                      <table:table-cell table:style-name="Таблица20.A2" office:value-type="string">
                        <text:p text:style-name="P116">0x0<text:span text:style-name="T59">0</text:span>1</text:p>
                      </table:table-cell>
                      <table:table-cell table:style-name="Таблица20.C2" office:value-type="string">
                        <text:p text:style-name="P124">0x00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13.A2" office:value-type="string">
            <text:p text:style-name="P80"/>
          </table:table-cell>
          <table:table-cell table:style-name="Таблица13.C3" office:value-type="string">
            <text:p text:style-name="P64"/>
          </table:table-cell>
        </table:table-row>
        <table:table-row>
          <table:covered-table-cell/>
          <table:table-cell table:style-name="Таблица13.A2" office:value-type="string">
            <table:table table:name="Таблица21" table:style-name="Таблица21">
              <table:table-column table:style-name="Таблица21.A"/>
              <table:table-column table:style-name="Таблица21.B"/>
              <table:table-column table:style-name="Таблица21.C"/>
              <table:table-row>
                <table:table-cell table:style-name="Таблица21.A1" office:value-type="string">
                  <text:p text:style-name="P80">&gt;&gt;</text:p>
                </table:table-cell>
                <table:table-cell table:style-name="Таблица21.A1" office:value-type="string">
                  <text:p text:style-name="P140"/>
                </table:table-cell>
                <table:table-cell table:style-name="Таблица21.C1" office:value-type="string">
                  <text:p text:style-name="P80">&gt;&gt;</text:p>
                </table:table-cell>
              </table:table-row>
              <table:table-row>
                <table:table-cell table:style-name="Таблица21.A2" office:value-type="string">
                  <text:p text:style-name="P80">&lt;&lt;</text:p>
                </table:table-cell>
                <table:table-cell table:style-name="Таблица21.A2" office:value-type="string">
                  <text:p text:style-name="P140"/>
                </table:table-cell>
                <table:table-cell table:style-name="Таблица21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13.C4" office:value-type="string">
            <table:table table:name="Таблица22" table:style-name="Таблица22">
              <table:table-column table:style-name="Таблица22.A"/>
              <table:table-row>
                <table:table-cell table:style-name="Таблица22.A1" office:value-type="string">
                  <table:table table:name="Таблица23" table:style-name="Таблица23">
                    <table:table-column table:style-name="Таблица23.A"/>
                    <table:table-column table:style-name="Таблица23.B"/>
                    <table:table-column table:style-name="Таблица23.C"/>
                    <table:table-row>
                      <table:table-cell table:style-name="Таблица23.A1" office:value-type="string">
                        <text:p text:style-name="P64">id</text:p>
                      </table:table-cell>
                      <table:table-cell table:style-name="Таблица23.A1" office:value-type="string">
                        <text:p text:style-name="P64">name</text:p>
                      </table:table-cell>
                      <table:table-cell table:style-name="Таблица23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23.A2" office:value-type="string">
                        <text:p text:style-name="P108">1</text:p>
                      </table:table-cell>
                      <table:table-cell table:style-name="Таблица23.A2" office:value-type="string">
                        <text:p text:style-name="P108">AAA</text:p>
                      </table:table-cell>
                      <table:table-cell table:style-name="Таблица23.C2" office:value-type="string">
                        <text:p text:style-name="P108">0x<text:span text:style-name="T55">2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22.A2" office:value-type="string">
                  <table:table table:name="Таблица24" table:style-name="Таблица24">
                    <table:table-column table:style-name="Таблица24.A"/>
                    <table:table-column table:style-name="Таблица24.B"/>
                    <table:table-column table:style-name="Таблица24.C"/>
                    <table:table-row>
                      <table:table-cell table:style-name="Таблица24.A1" office:value-type="string">
                        <text:p text:style-name="P64">id</text:p>
                      </table:table-cell>
                      <table:table-cell table:style-name="Таблица24.A1" office:value-type="string">
                        <text:p text:style-name="P88">token</text:p>
                      </table:table-cell>
                      <table:table-cell table:style-name="Таблица24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24.A2" office:value-type="string">
                        <text:p text:style-name="P108">1</text:p>
                      </table:table-cell>
                      <table:table-cell table:style-name="Таблица24.A2" office:value-type="string">
                        <text:p text:style-name="P116">0x0<text:span text:style-name="T59">0</text:span>1</text:p>
                      </table:table-cell>
                      <table:table-cell table:style-name="Таблица24.C2" office:value-type="string">
                        <text:p text:style-name="P124">0x00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1. <text:span text:style-name="T26">Периферийный узел изменяет запись и отправляет сообщение в центральный</text:span></text:p>
      <text:p text:style-name="P18"><text:span text:style-name="T26"><text:s text:c="3"/>узел.</text:span></text:p>
      <text:p text:style-name="P16"/>
      <table:table table:name="Таблица25" table:style-name="Таблица25">
        <table:table-column table:style-name="Таблица25.A" table:number-columns-repeated="3"/>
        <table:table-row>
          <table:table-cell table:style-name="Таблица25.A1" office:value-type="string">
            <text:p text:style-name="P73">Root node</text:p>
          </table:table-cell>
          <table:table-cell table:style-name="Таблица25.A1" office:value-type="string">
            <text:p text:style-name="P73">FIFO queues</text:p>
          </table:table-cell>
          <table:table-cell table:style-name="Таблица25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25.A2" table:number-rows-spanned="3" office:value-type="string"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able:table table:name="Таблица27" table:style-name="Таблица27">
                    <table:table-column table:style-name="Таблица27.A"/>
                    <table:table-column table:style-name="Таблица27.B"/>
                    <table:table-column table:style-name="Таблица27.C"/>
                    <table:table-row>
                      <table:table-cell table:style-name="Таблица27.A1" office:value-type="string">
                        <text:p text:style-name="P64">id</text:p>
                      </table:table-cell>
                      <table:table-cell table:style-name="Таблица27.A1" office:value-type="string">
                        <text:p text:style-name="P64">name</text:p>
                      </table:table-cell>
                      <table:table-cell table:style-name="Таблица27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27.A2" office:value-type="string">
                        <text:p text:style-name="P108">1</text:p>
                      </table:table-cell>
                      <table:table-cell table:style-name="Таблица27.A2" office:value-type="string">
                        <text:p text:style-name="P108">AAA</text:p>
                      </table:table-cell>
                      <table:table-cell table:style-name="Таблица27.C2" office:value-type="string">
                        <text:p text:style-name="P108">0x0<text:span text:style-name="T60">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26.A2" office:value-type="string">
                  <table:table table:name="Таблица28" table:style-name="Таблица28">
                    <table:table-column table:style-name="Таблица28.A"/>
                    <table:table-column table:style-name="Таблица28.B"/>
                    <table:table-column table:style-name="Таблица28.A"/>
                    <table:table-row>
                      <table:table-cell table:style-name="Таблица28.A1" office:value-type="string">
                        <text:p text:style-name="P64">id</text:p>
                      </table:table-cell>
                      <table:table-cell table:style-name="Таблица28.A1" office:value-type="string">
                        <text:p text:style-name="P94">token</text:p>
                      </table:table-cell>
                      <table:table-cell table:style-name="Таблица28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28.A2" office:value-type="string">
                        <text:p text:style-name="P108">1</text:p>
                      </table:table-cell>
                      <table:table-cell table:style-name="Таблица28.A2" office:value-type="string">
                        <text:p text:style-name="P108">0x0<text:span text:style-name="T60">0</text:span>1</text:p>
                      </table:table-cell>
                      <table:table-cell table:style-name="Таблица28.C2" office:value-type="string">
                        <text:p text:style-name="P124">0x00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25.A2" office:value-type="string">
            <table:table table:name="Таблица29" table:style-name="Таблица29">
              <table:table-column table:style-name="Таблица29.A"/>
              <table:table-column table:style-name="Таблица29.B"/>
              <table:table-column table:style-name="Таблица29.C"/>
              <table:table-row>
                <table:table-cell table:style-name="Таблица29.A1" office:value-type="string">
                  <text:p text:style-name="P80">&gt;&gt;</text:p>
                </table:table-cell>
                <table:table-cell table:style-name="Таблица29.A1" office:value-type="string">
                  <text:p text:style-name="P140"><text:s/></text:p>
                </table:table-cell>
                <table:table-cell table:style-name="Таблица29.C1" office:value-type="string">
                  <text:p text:style-name="P80">&gt;&gt;</text:p>
                </table:table-cell>
              </table:table-row>
              <table:table-row>
                <table:table-cell table:style-name="Таблица29.A2" office:value-type="string">
                  <text:p text:style-name="P80">&lt;&lt;</text:p>
                </table:table-cell>
                <table:table-cell table:style-name="Таблица29.A2" office:value-type="string">
                  <text:p text:style-name="P140"><text:span text:style-name="T6">1+</text:span><text:span text:style-name="T7">BBB</text:span><text:span text:style-name="T6">+0x0</text:span><text:span text:style-name="T11">0</text:span><text:span text:style-name="T6">1+0x0</text:span><text:span text:style-name="T15">0</text:span></text:p>
                </table:table-cell>
                <table:table-cell table:style-name="Таблица29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25.C3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able:table table:name="Таблица31" table:style-name="Таблица31">
                    <table:table-column table:style-name="Таблица31.A"/>
                    <table:table-column table:style-name="Таблица31.B"/>
                    <table:table-column table:style-name="Таблица31.C"/>
                    <table:table-row>
                      <table:table-cell table:style-name="Таблица31.A1" office:value-type="string">
                        <text:p text:style-name="P64">id</text:p>
                      </table:table-cell>
                      <table:table-cell table:style-name="Таблица31.A1" office:value-type="string">
                        <text:p text:style-name="P64">name</text:p>
                      </table:table-cell>
                      <table:table-cell table:style-name="Таблица31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31.A2" office:value-type="string">
                        <text:p text:style-name="P108">1</text:p>
                      </table:table-cell>
                      <table:table-cell table:style-name="Таблица31.A2" office:value-type="string">
                        <text:p text:style-name="P120">BBB</text:p>
                      </table:table-cell>
                      <table:table-cell table:style-name="Таблица31.C2" office:value-type="string">
                        <text:p text:style-name="P108">0x<text:span text:style-name="T55">1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30.A2" office:value-type="string">
                  <table:table table:name="Таблица32" table:style-name="Таблица32">
                    <table:table-column table:style-name="Таблица32.A"/>
                    <table:table-column table:style-name="Таблица32.B"/>
                    <table:table-column table:style-name="Таблица32.C"/>
                    <table:table-row>
                      <table:table-cell table:style-name="Таблица32.A1" office:value-type="string">
                        <text:p text:style-name="P64">id</text:p>
                      </table:table-cell>
                      <table:table-cell table:style-name="Таблица32.A1" office:value-type="string">
                        <text:p text:style-name="P88">token</text:p>
                      </table:table-cell>
                      <table:table-cell table:style-name="Таблица32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32.A2" office:value-type="string">
                        <text:p text:style-name="P108">1</text:p>
                      </table:table-cell>
                      <table:table-cell table:style-name="Таблица32.A2" office:value-type="string">
                        <text:p text:style-name="P116">0x0<text:span text:style-name="T60">0</text:span>1</text:p>
                      </table:table-cell>
                      <table:table-cell table:style-name="Таблица32.C2" office:value-type="string">
                        <text:p text:style-name="P108">0x<text:span text:style-name="T60">01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25.A2" office:value-type="string">
            <text:p text:style-name="P80"/>
          </table:table-cell>
          <table:table-cell table:style-name="Таблица25.C3" office:value-type="string">
            <text:p text:style-name="P64"/>
          </table:table-cell>
        </table:table-row>
        <table:table-row>
          <table:covered-table-cell/>
          <table:table-cell table:style-name="Таблица25.A2" office:value-type="string">
            <table:table table:name="Таблица33" table:style-name="Таблица33">
              <table:table-column table:style-name="Таблица33.A"/>
              <table:table-column table:style-name="Таблица33.B"/>
              <table:table-column table:style-name="Таблица33.C"/>
              <table:table-row>
                <table:table-cell table:style-name="Таблица33.A1" office:value-type="string">
                  <text:p text:style-name="P80">&gt;&gt;</text:p>
                </table:table-cell>
                <table:table-cell table:style-name="Таблица33.A1" office:value-type="string">
                  <text:p text:style-name="P140"/>
                </table:table-cell>
                <table:table-cell table:style-name="Таблица33.C1" office:value-type="string">
                  <text:p text:style-name="P80">&gt;&gt;</text:p>
                </table:table-cell>
              </table:table-row>
              <table:table-row>
                <table:table-cell table:style-name="Таблица33.A2" office:value-type="string">
                  <text:p text:style-name="P80">&lt;&lt;</text:p>
                </table:table-cell>
                <table:table-cell table:style-name="Таблица33.A2" office:value-type="string">
                  <text:p text:style-name="P140"/>
                </table:table-cell>
                <table:table-cell table:style-name="Таблица33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25.C4" office:value-type="string">
            <table:table table:name="Таблица34" table:style-name="Таблица34">
              <table:table-column table:style-name="Таблица34.A"/>
              <table:table-row>
                <table:table-cell table:style-name="Таблица34.A1" office:value-type="string">
                  <table:table table:name="Таблица35" table:style-name="Таблица35">
                    <table:table-column table:style-name="Таблица35.A"/>
                    <table:table-column table:style-name="Таблица35.B"/>
                    <table:table-column table:style-name="Таблица35.C"/>
                    <table:table-row>
                      <table:table-cell table:style-name="Таблица35.A1" office:value-type="string">
                        <text:p text:style-name="P64">id</text:p>
                      </table:table-cell>
                      <table:table-cell table:style-name="Таблица35.A1" office:value-type="string">
                        <text:p text:style-name="P64">name</text:p>
                      </table:table-cell>
                      <table:table-cell table:style-name="Таблица35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35.A2" office:value-type="string">
                        <text:p text:style-name="P108">1</text:p>
                      </table:table-cell>
                      <table:table-cell table:style-name="Таблица35.A2" office:value-type="string">
                        <text:p text:style-name="P108">AAA</text:p>
                      </table:table-cell>
                      <table:table-cell table:style-name="Таблица35.C2" office:value-type="string">
                        <text:p text:style-name="P108">0x<text:span text:style-name="T55">2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34.A2" office:value-type="string">
                  <table:table table:name="Таблица36" table:style-name="Таблица36">
                    <table:table-column table:style-name="Таблица36.A"/>
                    <table:table-column table:style-name="Таблица36.B"/>
                    <table:table-column table:style-name="Таблица36.C"/>
                    <table:table-row>
                      <table:table-cell table:style-name="Таблица36.A1" office:value-type="string">
                        <text:p text:style-name="P64">id</text:p>
                      </table:table-cell>
                      <table:table-cell table:style-name="Таблица36.A1" office:value-type="string">
                        <text:p text:style-name="P88">token</text:p>
                      </table:table-cell>
                      <table:table-cell table:style-name="Таблица36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36.A2" office:value-type="string">
                        <text:p text:style-name="P108">1</text:p>
                      </table:table-cell>
                      <table:table-cell table:style-name="Таблица36.A2" office:value-type="string">
                        <text:p text:style-name="P116">0x0<text:span text:style-name="T66">0</text:span>1</text:p>
                      </table:table-cell>
                      <table:table-cell table:style-name="Таблица36.C2" office:value-type="string">
                        <text:p text:style-name="P108">0x0<text:span text:style-name="T57">0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16"/>
      <text:p text:style-name="P20">2. <text:span text:style-name="T19">Центральный узел принимает сообщение и применяет правила маршрутизации.</text:span></text:p>
      <text:p text:style-name="P16"/>
      <table:table table:name="Таблица37" table:style-name="Таблица37">
        <table:table-column table:style-name="Таблица37.A" table:number-columns-repeated="3"/>
        <table:table-row>
          <table:table-cell table:style-name="Таблица37.A1" office:value-type="string">
            <text:p text:style-name="P73">Root node</text:p>
          </table:table-cell>
          <table:table-cell table:style-name="Таблица37.A1" office:value-type="string">
            <text:p text:style-name="P73">FIFO queues</text:p>
          </table:table-cell>
          <table:table-cell table:style-name="Таблица37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37.A2" table:number-rows-spanned="3" office:value-type="string">
            <table:table table:name="Таблица38" table:style-name="Таблица38">
              <table:table-column table:style-name="Таблица38.A"/>
              <table:table-row>
                <table:table-cell table:style-name="Таблица38.A1" office:value-type="string">
                  <table:table table:name="Таблица39" table:style-name="Таблица39">
                    <table:table-column table:style-name="Таблица39.A"/>
                    <table:table-column table:style-name="Таблица39.B"/>
                    <table:table-column table:style-name="Таблица39.C"/>
                    <table:table-row>
                      <table:table-cell table:style-name="Таблица39.A1" office:value-type="string">
                        <text:p text:style-name="P64">id</text:p>
                      </table:table-cell>
                      <table:table-cell table:style-name="Таблица39.A1" office:value-type="string">
                        <text:p text:style-name="P64">name</text:p>
                      </table:table-cell>
                      <table:table-cell table:style-name="Таблица39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39.A2" office:value-type="string">
                        <text:p text:style-name="P108">1</text:p>
                      </table:table-cell>
                      <table:table-cell table:style-name="Таблица39.A2" office:value-type="string">
                        <text:p text:style-name="P120">BBB</text:p>
                      </table:table-cell>
                      <table:table-cell table:style-name="Таблица39.C2" office:value-type="string">
                        <text:p text:style-name="P108">0x0<text:span text:style-name="T66">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38.A2" office:value-type="string">
                  <table:table table:name="Таблица40" table:style-name="Таблица40">
                    <table:table-column table:style-name="Таблица40.A"/>
                    <table:table-column table:style-name="Таблица40.B"/>
                    <table:table-column table:style-name="Таблица40.A"/>
                    <table:table-row>
                      <table:table-cell table:style-name="Таблица40.A1" office:value-type="string">
                        <text:p text:style-name="P64">id</text:p>
                      </table:table-cell>
                      <table:table-cell table:style-name="Таблица40.A1" office:value-type="string">
                        <text:p text:style-name="P94">token</text:p>
                      </table:table-cell>
                      <table:table-cell table:style-name="Таблица40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40.A2" office:value-type="string">
                        <text:p text:style-name="P108">1</text:p>
                      </table:table-cell>
                      <table:table-cell table:style-name="Таблица40.A2" office:value-type="string">
                        <text:p text:style-name="P108">0x0<text:span text:style-name="T66">0</text:span>1</text:p>
                      </table:table-cell>
                      <table:table-cell table:style-name="Таблица40.C2" office:value-type="string">
                        <text:p text:style-name="P124">0x01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37.A2" office:value-type="string">
            <table:table table:name="Таблица41" table:style-name="Таблица41">
              <table:table-column table:style-name="Таблица41.A"/>
              <table:table-column table:style-name="Таблица41.B"/>
              <table:table-column table:style-name="Таблица41.C"/>
              <table:table-row>
                <table:table-cell table:style-name="Таблица41.A1" office:value-type="string">
                  <text:p text:style-name="P80">&gt;&gt;</text:p>
                </table:table-cell>
                <table:table-cell table:style-name="Таблица41.A1" office:value-type="string">
                  <text:p text:style-name="P140"><text:s/></text:p>
                </table:table-cell>
                <table:table-cell table:style-name="Таблица41.C1" office:value-type="string">
                  <text:p text:style-name="P80">&gt;&gt;</text:p>
                </table:table-cell>
              </table:table-row>
              <table:table-row>
                <table:table-cell table:style-name="Таблица41.A2" office:value-type="string">
                  <text:p text:style-name="P80">&lt;&lt;</text:p>
                </table:table-cell>
                <table:table-cell table:style-name="Таблица41.A2" office:value-type="string">
                  <text:p text:style-name="P140"><text:span text:style-name="T6"/></text:p>
                </table:table-cell>
                <table:table-cell table:style-name="Таблица41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37.C3" office:value-type="string">
            <table:table table:name="Таблица42" table:style-name="Таблица42">
              <table:table-column table:style-name="Таблица42.A"/>
              <table:table-row>
                <table:table-cell table:style-name="Таблица42.A1" office:value-type="string">
                  <table:table table:name="Таблица43" table:style-name="Таблица43">
                    <table:table-column table:style-name="Таблица43.A"/>
                    <table:table-column table:style-name="Таблица43.B"/>
                    <table:table-column table:style-name="Таблица43.C"/>
                    <table:table-row>
                      <table:table-cell table:style-name="Таблица43.A1" office:value-type="string">
                        <text:p text:style-name="P64">id</text:p>
                      </table:table-cell>
                      <table:table-cell table:style-name="Таблица43.A1" office:value-type="string">
                        <text:p text:style-name="P64">name</text:p>
                      </table:table-cell>
                      <table:table-cell table:style-name="Таблица43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43.A2" office:value-type="string">
                        <text:p text:style-name="P108">1</text:p>
                      </table:table-cell>
                      <table:table-cell table:style-name="Таблица43.A2" office:value-type="string">
                        <text:p text:style-name="P120">BBB</text:p>
                      </table:table-cell>
                      <table:table-cell table:style-name="Таблица43.C2" office:value-type="string">
                        <text:p text:style-name="P108">0x<text:span text:style-name="T55">1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42.A2" office:value-type="string">
                  <table:table table:name="Таблица44" table:style-name="Таблица44">
                    <table:table-column table:style-name="Таблица44.A"/>
                    <table:table-column table:style-name="Таблица44.B"/>
                    <table:table-column table:style-name="Таблица44.C"/>
                    <table:table-row>
                      <table:table-cell table:style-name="Таблица44.A1" office:value-type="string">
                        <text:p text:style-name="P64">id</text:p>
                      </table:table-cell>
                      <table:table-cell table:style-name="Таблица44.A1" office:value-type="string">
                        <text:p text:style-name="P88">token</text:p>
                      </table:table-cell>
                      <table:table-cell table:style-name="Таблица44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44.A2" office:value-type="string">
                        <text:p text:style-name="P108">1</text:p>
                      </table:table-cell>
                      <table:table-cell table:style-name="Таблица44.A2" office:value-type="string">
                        <text:p text:style-name="P116">0x0<text:span text:style-name="T66">0</text:span>1</text:p>
                      </table:table-cell>
                      <table:table-cell table:style-name="Таблица44.C2" office:value-type="string">
                        <text:p text:style-name="P108">0x01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37.A2" office:value-type="string">
            <text:p text:style-name="P80"/>
          </table:table-cell>
          <table:table-cell table:style-name="Таблица37.C3" office:value-type="string">
            <text:p text:style-name="P64"/>
          </table:table-cell>
        </table:table-row>
        <table:table-row>
          <table:covered-table-cell/>
          <table:table-cell table:style-name="Таблица37.A2" office:value-type="string">
            <table:table table:name="Таблица45" table:style-name="Таблица45">
              <table:table-column table:style-name="Таблица45.A"/>
              <table:table-column table:style-name="Таблица45.B"/>
              <table:table-column table:style-name="Таблица45.C"/>
              <table:table-row>
                <table:table-cell table:style-name="Таблица45.A1" office:value-type="string">
                  <text:p text:style-name="P80">&gt;&gt;</text:p>
                </table:table-cell>
                <table:table-cell table:style-name="Таблица45.A1" office:value-type="string">
                  <text:p text:style-name="P140"><text:span text:style-name="T6">1+</text:span><text:span text:style-name="T7">BBB</text:span><text:span text:style-name="T6">+0x0</text:span><text:span text:style-name="T12">0</text:span><text:span text:style-name="T6">1+0x0</text:span><text:span text:style-name="T9">1</text:span></text:p>
                </table:table-cell>
                <table:table-cell table:style-name="Таблица45.C1" office:value-type="string">
                  <text:p text:style-name="P80">&gt;&gt;</text:p>
                </table:table-cell>
              </table:table-row>
              <table:table-row>
                <table:table-cell table:style-name="Таблица45.A2" office:value-type="string">
                  <text:p text:style-name="P80">&lt;&lt;</text:p>
                </table:table-cell>
                <table:table-cell table:style-name="Таблица45.A2" office:value-type="string">
                  <text:p text:style-name="P140"/>
                </table:table-cell>
                <table:table-cell table:style-name="Таблица45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37.C4" office:value-type="string">
            <table:table table:name="Таблица46" table:style-name="Таблица46">
              <table:table-column table:style-name="Таблица46.A"/>
              <table:table-row>
                <table:table-cell table:style-name="Таблица46.A1" office:value-type="string">
                  <table:table table:name="Таблица47" table:style-name="Таблица47">
                    <table:table-column table:style-name="Таблица47.A"/>
                    <table:table-column table:style-name="Таблица47.B"/>
                    <table:table-column table:style-name="Таблица47.C"/>
                    <table:table-row>
                      <table:table-cell table:style-name="Таблица47.A1" office:value-type="string">
                        <text:p text:style-name="P64">id</text:p>
                      </table:table-cell>
                      <table:table-cell table:style-name="Таблица47.A1" office:value-type="string">
                        <text:p text:style-name="P64">name</text:p>
                      </table:table-cell>
                      <table:table-cell table:style-name="Таблица47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47.A2" office:value-type="string">
                        <text:p text:style-name="P108">1</text:p>
                      </table:table-cell>
                      <table:table-cell table:style-name="Таблица47.A2" office:value-type="string">
                        <text:p text:style-name="P108">AAA</text:p>
                      </table:table-cell>
                      <table:table-cell table:style-name="Таблица47.C2" office:value-type="string">
                        <text:p text:style-name="P108">0x<text:span text:style-name="T55">20</text:span>1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46.A2" office:value-type="string">
                  <table:table table:name="Таблица48" table:style-name="Таблица48">
                    <table:table-column table:style-name="Таблица48.A"/>
                    <table:table-column table:style-name="Таблица48.B"/>
                    <table:table-column table:style-name="Таблица48.C"/>
                    <table:table-row>
                      <table:table-cell table:style-name="Таблица48.A1" office:value-type="string">
                        <text:p text:style-name="P64">id</text:p>
                      </table:table-cell>
                      <table:table-cell table:style-name="Таблица48.A1" office:value-type="string">
                        <text:p text:style-name="P88">token</text:p>
                      </table:table-cell>
                      <table:table-cell table:style-name="Таблица48.C1" office:value-type="string">
                        <text:p text:style-name="P96">mutex</text:p>
                      </table:table-cell>
                    </table:table-row>
                    <table:table-row>
                      <table:table-cell table:style-name="Таблица48.A2" office:value-type="string">
                        <text:p text:style-name="P108">1</text:p>
                      </table:table-cell>
                      <table:table-cell table:style-name="Таблица48.A2" office:value-type="string">
                        <text:p text:style-name="P116">0x0<text:span text:style-name="T66">0</text:span>1</text:p>
                      </table:table-cell>
                      <table:table-cell table:style-name="Таблица48.C2" office:value-type="string">
                        <text:p text:style-name="P108">0x0<text:span text:style-name="T58">0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16"/>
      <text:p text:style-name="P24">3. <text:span text:style-name="T19">Периферийный узел принимает сообщение другого периферийного узла.</text:span></text:p>
      <text:p text:style-name="P16"/>
      <table:table table:name="Таблица49" table:style-name="Таблица49">
        <table:table-column table:style-name="Таблица49.A" table:number-columns-repeated="3"/>
        <table:table-row>
          <table:table-cell table:style-name="Таблица49.A1" office:value-type="string">
            <text:p text:style-name="P73">Root node</text:p>
          </table:table-cell>
          <table:table-cell table:style-name="Таблица49.A1" office:value-type="string">
            <text:p text:style-name="P73">FIFO queues</text:p>
          </table:table-cell>
          <table:table-cell table:style-name="Таблица49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49.A2" table:number-rows-spanned="3" office:value-type="string">
            <table:table table:name="Таблица50" table:style-name="Таблица50">
              <table:table-column table:style-name="Таблица50.A"/>
              <table:table-row>
                <table:table-cell table:style-name="Таблица50.A1" office:value-type="string">
                  <table:table table:name="Таблица51" table:style-name="Таблица51">
                    <table:table-column table:style-name="Таблица51.A"/>
                    <table:table-column table:style-name="Таблица51.B"/>
                    <table:table-column table:style-name="Таблица51.C"/>
                    <table:table-row>
                      <table:table-cell table:style-name="Таблица51.A1" office:value-type="string">
                        <text:p text:style-name="P64">id</text:p>
                      </table:table-cell>
                      <table:table-cell table:style-name="Таблица51.A1" office:value-type="string">
                        <text:p text:style-name="P64">name</text:p>
                      </table:table-cell>
                      <table:table-cell table:style-name="Таблица51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51.A2" office:value-type="string">
                        <text:p text:style-name="P108">1</text:p>
                      </table:table-cell>
                      <table:table-cell table:style-name="Таблица51.A2" office:value-type="string">
                        <text:p text:style-name="P120">BBB</text:p>
                      </table:table-cell>
                      <table:table-cell table:style-name="Таблица51.C2" office:value-type="string">
                        <text:p text:style-name="P108">0x0<text:span text:style-name="T66">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50.A2" office:value-type="string">
                  <table:table table:name="Таблица52" table:style-name="Таблица52">
                    <table:table-column table:style-name="Таблица52.A"/>
                    <table:table-column table:style-name="Таблица52.B"/>
                    <table:table-column table:style-name="Таблица52.A"/>
                    <table:table-row>
                      <table:table-cell table:style-name="Таблица52.A1" office:value-type="string">
                        <text:p text:style-name="P64">id</text:p>
                      </table:table-cell>
                      <table:table-cell table:style-name="Таблица52.A1" office:value-type="string">
                        <text:p text:style-name="P94">token</text:p>
                      </table:table-cell>
                      <table:table-cell table:style-name="Таблица52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52.A2" office:value-type="string">
                        <text:p text:style-name="P108">1</text:p>
                      </table:table-cell>
                      <table:table-cell table:style-name="Таблица52.A2" office:value-type="string">
                        <text:p text:style-name="P108">0x0<text:span text:style-name="T66">0</text:span>1</text:p>
                      </table:table-cell>
                      <table:table-cell table:style-name="Таблица52.C2" office:value-type="string">
                        <text:p text:style-name="P108">0x01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49.A2" office:value-type="string">
            <table:table table:name="Таблица53" table:style-name="Таблица53">
              <table:table-column table:style-name="Таблица53.A"/>
              <table:table-column table:style-name="Таблица53.B"/>
              <table:table-column table:style-name="Таблица53.C"/>
              <table:table-row>
                <table:table-cell table:style-name="Таблица53.A1" office:value-type="string">
                  <text:p text:style-name="P80">&gt;&gt;</text:p>
                </table:table-cell>
                <table:table-cell table:style-name="Таблица53.A1" office:value-type="string">
                  <text:p text:style-name="P140"><text:s/></text:p>
                </table:table-cell>
                <table:table-cell table:style-name="Таблица53.C1" office:value-type="string">
                  <text:p text:style-name="P80">&gt;&gt;</text:p>
                </table:table-cell>
              </table:table-row>
              <table:table-row>
                <table:table-cell table:style-name="Таблица53.A2" office:value-type="string">
                  <text:p text:style-name="P80">&lt;&lt;</text:p>
                </table:table-cell>
                <table:table-cell table:style-name="Таблица53.A2" office:value-type="string">
                  <text:p text:style-name="P140"><text:span text:style-name="T6"/></text:p>
                </table:table-cell>
                <table:table-cell table:style-name="Таблица53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49.C3" office:value-type="string">
            <table:table table:name="Таблица54" table:style-name="Таблица54">
              <table:table-column table:style-name="Таблица54.A"/>
              <table:table-row>
                <table:table-cell table:style-name="Таблица54.A1" office:value-type="string">
                  <table:table table:name="Таблица55" table:style-name="Таблица55">
                    <table:table-column table:style-name="Таблица55.A"/>
                    <table:table-column table:style-name="Таблица55.B"/>
                    <table:table-column table:style-name="Таблица55.C"/>
                    <table:table-row>
                      <table:table-cell table:style-name="Таблица55.A1" office:value-type="string">
                        <text:p text:style-name="P64">id</text:p>
                      </table:table-cell>
                      <table:table-cell table:style-name="Таблица55.A1" office:value-type="string">
                        <text:p text:style-name="P64">name</text:p>
                      </table:table-cell>
                      <table:table-cell table:style-name="Таблица55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55.A2" office:value-type="string">
                        <text:p text:style-name="P108">1</text:p>
                      </table:table-cell>
                      <table:table-cell table:style-name="Таблица55.A2" office:value-type="string">
                        <text:p text:style-name="P120">BBB</text:p>
                      </table:table-cell>
                      <table:table-cell table:style-name="Таблица55.C2" office:value-type="string">
                        <text:p text:style-name="P108">0x<text:span text:style-name="T55">1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54.A2" office:value-type="string">
                  <table:table table:name="Таблица56" table:style-name="Таблица56">
                    <table:table-column table:style-name="Таблица56.A"/>
                    <table:table-column table:style-name="Таблица56.B"/>
                    <table:table-column table:style-name="Таблица56.C"/>
                    <table:table-row>
                      <table:table-cell table:style-name="Таблица56.A1" office:value-type="string">
                        <text:p text:style-name="P64">id</text:p>
                      </table:table-cell>
                      <table:table-cell table:style-name="Таблица56.A1" office:value-type="string">
                        <text:p text:style-name="P88">token</text:p>
                      </table:table-cell>
                      <table:table-cell table:style-name="Таблица56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56.A2" office:value-type="string">
                        <text:p text:style-name="P108">1</text:p>
                      </table:table-cell>
                      <table:table-cell table:style-name="Таблица56.A2" office:value-type="string">
                        <text:p text:style-name="P116">0x0<text:span text:style-name="T66">0</text:span>1</text:p>
                      </table:table-cell>
                      <table:table-cell table:style-name="Таблица56.C2" office:value-type="string">
                        <text:p text:style-name="P108">0x01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49.A2" office:value-type="string">
            <text:p text:style-name="P80"/>
          </table:table-cell>
          <table:table-cell table:style-name="Таблица49.C3" office:value-type="string">
            <text:p text:style-name="P64"/>
          </table:table-cell>
        </table:table-row>
        <table:table-row>
          <table:covered-table-cell/>
          <table:table-cell table:style-name="Таблица49.A2" office:value-type="string">
            <table:table table:name="Таблица57" table:style-name="Таблица57">
              <table:table-column table:style-name="Таблица57.A"/>
              <table:table-column table:style-name="Таблица57.B"/>
              <table:table-column table:style-name="Таблица57.C"/>
              <table:table-row>
                <table:table-cell table:style-name="Таблица57.A1" office:value-type="string">
                  <text:p text:style-name="P80">&gt;&gt;</text:p>
                </table:table-cell>
                <table:table-cell table:style-name="Таблица57.A1" office:value-type="string">
                  <text:p text:style-name="P140"><text:span text:style-name="T7"/></text:p>
                </table:table-cell>
                <table:table-cell table:style-name="Таблица57.C1" office:value-type="string">
                  <text:p text:style-name="P80">&gt;&gt;</text:p>
                </table:table-cell>
              </table:table-row>
              <table:table-row>
                <table:table-cell table:style-name="Таблица57.A2" office:value-type="string">
                  <text:p text:style-name="P80">&lt;&lt;</text:p>
                </table:table-cell>
                <table:table-cell table:style-name="Таблица57.A2" office:value-type="string">
                  <text:p text:style-name="P140"/>
                </table:table-cell>
                <table:table-cell table:style-name="Таблица57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49.C4" office:value-type="string">
            <table:table table:name="Таблица58" table:style-name="Таблица58">
              <table:table-column table:style-name="Таблица58.A"/>
              <table:table-row>
                <table:table-cell table:style-name="Таблица58.A1" office:value-type="string">
                  <table:table table:name="Таблица59" table:style-name="Таблица59">
                    <table:table-column table:style-name="Таблица59.A"/>
                    <table:table-column table:style-name="Таблица59.B"/>
                    <table:table-column table:style-name="Таблица59.C"/>
                    <table:table-row>
                      <table:table-cell table:style-name="Таблица59.A1" office:value-type="string">
                        <text:p text:style-name="P64">id</text:p>
                      </table:table-cell>
                      <table:table-cell table:style-name="Таблица59.A1" office:value-type="string">
                        <text:p text:style-name="P64">name</text:p>
                      </table:table-cell>
                      <table:table-cell table:style-name="Таблица59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59.A2" office:value-type="string">
                        <text:p text:style-name="P108">1</text:p>
                      </table:table-cell>
                      <table:table-cell table:style-name="Таблица59.A2" office:value-type="string">
                        <text:p text:style-name="P122">BBB</text:p>
                      </table:table-cell>
                      <table:table-cell table:style-name="Таблица59.C2" office:value-type="string">
                        <text:p text:style-name="P108">0x<text:span text:style-name="T55">2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58.A2" office:value-type="string">
                  <table:table table:name="Таблица60" table:style-name="Таблица60">
                    <table:table-column table:style-name="Таблица60.A"/>
                    <table:table-column table:style-name="Таблица60.B"/>
                    <table:table-column table:style-name="Таблица60.C"/>
                    <table:table-row>
                      <table:table-cell table:style-name="Таблица60.A1" office:value-type="string">
                        <text:p text:style-name="P64">id</text:p>
                      </table:table-cell>
                      <table:table-cell table:style-name="Таблица60.A1" office:value-type="string">
                        <text:p text:style-name="P88">token</text:p>
                      </table:table-cell>
                      <table:table-cell table:style-name="Таблица60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60.A2" office:value-type="string">
                        <text:p text:style-name="P108"><text:soft-page-break/>1</text:p>
                      </table:table-cell>
                      <table:table-cell table:style-name="Таблица60.A2" office:value-type="string">
                        <text:p text:style-name="P116">0x0<text:span text:style-name="T66">0</text:span>1</text:p>
                      </table:table-cell>
                      <table:table-cell table:style-name="Таблица60.C2" office:value-type="string">
                        <text:p text:style-name="P108">0x0<text:span text:style-name="T67">1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16"/>
      <text:p text:style-name="P24"/>
      <text:p text:style-name="P24"/>
      <text:p text:style-name="P24">************</text:p>
      <text:p text:style-name="P24"/>
      <text:p text:style-name="P24"/>
      <text:p text:style-name="P24"><text:span text:style-name="T67">4</text:span>. <text:span text:style-name="T19">Периферийны</text:span><text:span text:style-name="T28">е</text:span><text:span text:style-name="T19"> узл</text:span><text:span text:style-name="T28">ы одновременно</text:span><text:span text:style-name="T19"> </text:span><text:span text:style-name="T27">отправля</text:span><text:span text:style-name="T28">ю</text:span><text:span text:style-name="T27">т </text:span><text:span text:style-name="T19">сообщени</text:span><text:span text:style-name="T28">я</text:span><text:span text:style-name="T19">.</text:span></text:p>
      <text:p text:style-name="P16"/>
      <table:table table:name="Таблица61" table:style-name="Таблица61">
        <table:table-column table:style-name="Таблица61.A" table:number-columns-repeated="3"/>
        <table:table-row>
          <table:table-cell table:style-name="Таблица61.A1" office:value-type="string">
            <text:p text:style-name="P73">Root node</text:p>
          </table:table-cell>
          <table:table-cell table:style-name="Таблица61.A1" office:value-type="string">
            <text:p text:style-name="P73">FIFO queues</text:p>
          </table:table-cell>
          <table:table-cell table:style-name="Таблица61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61.A2" table:number-rows-spanned="3" office:value-type="string">
            <table:table table:name="Таблица62" table:style-name="Таблица62">
              <table:table-column table:style-name="Таблица62.A"/>
              <table:table-row>
                <table:table-cell table:style-name="Таблица62.A1" office:value-type="string">
                  <table:table table:name="Таблица63" table:style-name="Таблица63">
                    <table:table-column table:style-name="Таблица63.A"/>
                    <table:table-column table:style-name="Таблица63.B"/>
                    <table:table-column table:style-name="Таблица63.C"/>
                    <table:table-row>
                      <table:table-cell table:style-name="Таблица63.A1" office:value-type="string">
                        <text:p text:style-name="P64">id</text:p>
                      </table:table-cell>
                      <table:table-cell table:style-name="Таблица63.A1" office:value-type="string">
                        <text:p text:style-name="P64">name</text:p>
                      </table:table-cell>
                      <table:table-cell table:style-name="Таблица63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63.A2" office:value-type="string">
                        <text:p text:style-name="P108">1</text:p>
                      </table:table-cell>
                      <table:table-cell table:style-name="Таблица63.A2" office:value-type="string">
                        <text:p text:style-name="P120">BBB</text:p>
                      </table:table-cell>
                      <table:table-cell table:style-name="Таблица63.C2" office:value-type="string">
                        <text:p text:style-name="P108">0x0<text:span text:style-name="T66">02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62.A2" office:value-type="string">
                  <table:table table:name="Таблица64" table:style-name="Таблица64">
                    <table:table-column table:style-name="Таблица64.A"/>
                    <table:table-column table:style-name="Таблица64.B"/>
                    <table:table-column table:style-name="Таблица64.A"/>
                    <table:table-row>
                      <table:table-cell table:style-name="Таблица64.A1" office:value-type="string">
                        <text:p text:style-name="P64">id</text:p>
                      </table:table-cell>
                      <table:table-cell table:style-name="Таблица64.A1" office:value-type="string">
                        <text:p text:style-name="P94">token</text:p>
                      </table:table-cell>
                      <table:table-cell table:style-name="Таблица64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64.A2" office:value-type="string">
                        <text:p text:style-name="P108">1</text:p>
                      </table:table-cell>
                      <table:table-cell table:style-name="Таблица64.A2" office:value-type="string">
                        <text:p text:style-name="P108">0x0<text:span text:style-name="T66">0</text:span>1</text:p>
                      </table:table-cell>
                      <table:table-cell table:style-name="Таблица64.C2" office:value-type="string">
                        <text:p text:style-name="P108">0x01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61.A2" office:value-type="string">
            <table:table table:name="Таблица65" table:style-name="Таблица65">
              <table:table-column table:style-name="Таблица65.A"/>
              <table:table-column table:style-name="Таблица65.B"/>
              <table:table-column table:style-name="Таблица65.C"/>
              <table:table-row>
                <table:table-cell table:style-name="Таблица65.A1" office:value-type="string">
                  <text:p text:style-name="P80">&gt;&gt;</text:p>
                </table:table-cell>
                <table:table-cell table:style-name="Таблица65.A1" office:value-type="string">
                  <text:p text:style-name="P140"><text:s/></text:p>
                </table:table-cell>
                <table:table-cell table:style-name="Таблица65.C1" office:value-type="string">
                  <text:p text:style-name="P80">&gt;&gt;</text:p>
                </table:table-cell>
              </table:table-row>
              <table:table-row>
                <table:table-cell table:style-name="Таблица65.A2" office:value-type="string">
                  <text:p text:style-name="P80">&lt;&lt;</text:p>
                </table:table-cell>
                <table:table-cell table:style-name="Таблица65.A2" office:value-type="string">
                  <text:p text:style-name="P140"><text:span text:style-name="T6">1+</text:span><text:span text:style-name="T13">CCC</text:span><text:span text:style-name="T6">+0x0</text:span><text:span text:style-name="T11">0</text:span><text:span text:style-name="T6">1+0x</text:span><text:span text:style-name="T14">0</text:span><text:span text:style-name="T6">1</text:span></text:p>
                </table:table-cell>
                <table:table-cell table:style-name="Таблица65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61.C3" office:value-type="string">
            <table:table table:name="Таблица66" table:style-name="Таблица66">
              <table:table-column table:style-name="Таблица66.A"/>
              <table:table-row>
                <table:table-cell table:style-name="Таблица66.A1" office:value-type="string">
                  <table:table table:name="Таблица67" table:style-name="Таблица67">
                    <table:table-column table:style-name="Таблица67.A"/>
                    <table:table-column table:style-name="Таблица67.B"/>
                    <table:table-column table:style-name="Таблица67.C"/>
                    <table:table-row>
                      <table:table-cell table:style-name="Таблица67.A1" office:value-type="string">
                        <text:p text:style-name="P64">id</text:p>
                      </table:table-cell>
                      <table:table-cell table:style-name="Таблица67.A1" office:value-type="string">
                        <text:p text:style-name="P64">name</text:p>
                      </table:table-cell>
                      <table:table-cell table:style-name="Таблица67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67.A2" office:value-type="string">
                        <text:p text:style-name="P108">1</text:p>
                      </table:table-cell>
                      <table:table-cell table:style-name="Таблица67.A2" office:value-type="string">
                        <text:p text:style-name="P149">ССС</text:p>
                      </table:table-cell>
                      <table:table-cell table:style-name="Таблица67.C2" office:value-type="string">
                        <text:p text:style-name="P108">0x<text:span text:style-name="T55">10</text:span><text:span text:style-name="T27">3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66.A2" office:value-type="string">
                  <table:table table:name="Таблица68" table:style-name="Таблица68">
                    <table:table-column table:style-name="Таблица68.A"/>
                    <table:table-column table:style-name="Таблица68.B"/>
                    <table:table-column table:style-name="Таблица68.C"/>
                    <table:table-row>
                      <table:table-cell table:style-name="Таблица68.A1" office:value-type="string">
                        <text:p text:style-name="P64">id</text:p>
                      </table:table-cell>
                      <table:table-cell table:style-name="Таблица68.A1" office:value-type="string">
                        <text:p text:style-name="P88">token</text:p>
                      </table:table-cell>
                      <table:table-cell table:style-name="Таблица68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68.A2" office:value-type="string">
                        <text:p text:style-name="P108">1</text:p>
                      </table:table-cell>
                      <table:table-cell table:style-name="Таблица68.A2" office:value-type="string">
                        <text:p text:style-name="P116">0x0<text:span text:style-name="T66">0</text:span>1</text:p>
                      </table:table-cell>
                      <table:table-cell table:style-name="Таблица68.C2" office:value-type="string">
                        <text:p text:style-name="P108">0x<text:span text:style-name="T68">02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61.A2" office:value-type="string">
            <text:p text:style-name="P80"/>
          </table:table-cell>
          <table:table-cell table:style-name="Таблица61.C3" office:value-type="string">
            <text:p text:style-name="P64"/>
          </table:table-cell>
        </table:table-row>
        <table:table-row>
          <table:covered-table-cell/>
          <table:table-cell table:style-name="Таблица61.A2" office:value-type="string">
            <table:table table:name="Таблица69" table:style-name="Таблица69">
              <table:table-column table:style-name="Таблица69.A"/>
              <table:table-column table:style-name="Таблица69.B"/>
              <table:table-column table:style-name="Таблица69.C"/>
              <table:table-row>
                <table:table-cell table:style-name="Таблица69.A1" office:value-type="string">
                  <text:p text:style-name="P80">&gt;&gt;</text:p>
                </table:table-cell>
                <table:table-cell table:style-name="Таблица69.A1" office:value-type="string">
                  <text:p text:style-name="P140"><text:span text:style-name="T7"/></text:p>
                </table:table-cell>
                <table:table-cell table:style-name="Таблица69.C1" office:value-type="string">
                  <text:p text:style-name="P80">&gt;&gt;</text:p>
                </table:table-cell>
              </table:table-row>
              <table:table-row>
                <table:table-cell table:style-name="Таблица69.A2" office:value-type="string">
                  <text:p text:style-name="P80">&lt;&lt;</text:p>
                </table:table-cell>
                <table:table-cell table:style-name="Таблица69.A2" office:value-type="string">
                  <text:p text:style-name="P140"><text:span text:style-name="T6">1+</text:span><text:span text:style-name="T13">DDD</text:span><text:span text:style-name="T6">+0x0</text:span><text:span text:style-name="T11">0</text:span><text:span text:style-name="T6">1+0x01</text:span></text:p>
                </table:table-cell>
                <table:table-cell table:style-name="Таблица69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61.C4" office:value-type="string">
            <table:table table:name="Таблица70" table:style-name="Таблица70">
              <table:table-column table:style-name="Таблица70.A"/>
              <table:table-row>
                <table:table-cell table:style-name="Таблица70.A1" office:value-type="string">
                  <table:table table:name="Таблица71" table:style-name="Таблица71">
                    <table:table-column table:style-name="Таблица71.A"/>
                    <table:table-column table:style-name="Таблица71.B"/>
                    <table:table-column table:style-name="Таблица71.C"/>
                    <table:table-row>
                      <table:table-cell table:style-name="Таблица71.A1" office:value-type="string">
                        <text:p text:style-name="P64">id</text:p>
                      </table:table-cell>
                      <table:table-cell table:style-name="Таблица71.A1" office:value-type="string">
                        <text:p text:style-name="P64">name</text:p>
                      </table:table-cell>
                      <table:table-cell table:style-name="Таблица71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71.A2" office:value-type="string">
                        <text:p text:style-name="P108">1</text:p>
                      </table:table-cell>
                      <table:table-cell table:style-name="Таблица71.A2" office:value-type="string">
                        <text:p text:style-name="P127">DDD</text:p>
                      </table:table-cell>
                      <table:table-cell table:style-name="Таблица71.C2" office:value-type="string">
                        <text:p text:style-name="P108">0x<text:span text:style-name="T55">203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70.A2" office:value-type="string">
                  <table:table table:name="Таблица72" table:style-name="Таблица72">
                    <table:table-column table:style-name="Таблица72.A"/>
                    <table:table-column table:style-name="Таблица72.B"/>
                    <table:table-column table:style-name="Таблица72.C"/>
                    <table:table-row>
                      <table:table-cell table:style-name="Таблица72.A1" office:value-type="string">
                        <text:p text:style-name="P64">id</text:p>
                      </table:table-cell>
                      <table:table-cell table:style-name="Таблица72.A1" office:value-type="string">
                        <text:p text:style-name="P88">token</text:p>
                      </table:table-cell>
                      <table:table-cell table:style-name="Таблица72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72.A2" office:value-type="string">
                        <text:p text:style-name="P108">1</text:p>
                      </table:table-cell>
                      <table:table-cell table:style-name="Таблица72.A2" office:value-type="string">
                        <text:p text:style-name="P116">0x0<text:span text:style-name="T66">0</text:span>1</text:p>
                      </table:table-cell>
                      <table:table-cell table:style-name="Таблица72.C2" office:value-type="string">
                        <text:p text:style-name="P108">0x0<text:span text:style-name="T69">3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16"/>
      <text:p text:style-name="P24"><text:span text:style-name="T28">5</text:span>. <text:span text:style-name="T19">Периферийны</text:span><text:span text:style-name="T28">й</text:span><text:span text:style-name="T19"> уз</text:span><text:span text:style-name="T28">ел </text:span><text:span text:style-name="T29">желающий захватить </text:span><text:span text:style-name="T69">mutex 0x0</text:span><text:span text:style-name="T30">2</text:span><text:span text:style-name="T29"> </text:span><text:span text:style-name="T28">успевает первый.</text:span></text:p>
      <text:p text:style-name="P16"/>
      <table:table table:name="Таблица73" table:style-name="Таблица73">
        <table:table-column table:style-name="Таблица73.A" table:number-columns-repeated="3"/>
        <table:table-row>
          <table:table-cell table:style-name="Таблица73.A1" office:value-type="string">
            <text:p text:style-name="P73">Root node</text:p>
          </table:table-cell>
          <table:table-cell table:style-name="Таблица73.A1" office:value-type="string">
            <text:p text:style-name="P73">FIFO queues</text:p>
          </table:table-cell>
          <table:table-cell table:style-name="Таблица73.C1" office:value-type="string">
            <text:p text:style-name="P73">Leaf node<text:span text:style-name="T54">s</text:span></text:p>
          </table:table-cell>
        </table:table-row>
        <table:table-row>
          <table:table-cell table:style-name="Таблица73.A2" table:number-rows-spanned="3" office:value-type="string">
            <table:table table:name="Таблица74" table:style-name="Таблица74">
              <table:table-column table:style-name="Таблица74.A"/>
              <table:table-row>
                <table:table-cell table:style-name="Таблица74.A1" office:value-type="string">
                  <table:table table:name="Таблица75" table:style-name="Таблица75">
                    <table:table-column table:style-name="Таблица75.A"/>
                    <table:table-column table:style-name="Таблица75.B"/>
                    <table:table-column table:style-name="Таблица75.C"/>
                    <table:table-row>
                      <table:table-cell table:style-name="Таблица75.A1" office:value-type="string">
                        <text:p text:style-name="P64">id</text:p>
                      </table:table-cell>
                      <table:table-cell table:style-name="Таблица75.A1" office:value-type="string">
                        <text:p text:style-name="P64">name</text:p>
                      </table:table-cell>
                      <table:table-cell table:style-name="Таблица75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75.A2" office:value-type="string">
                        <text:p text:style-name="P108">1</text:p>
                      </table:table-cell>
                      <table:table-cell table:style-name="Таблица75.A2" office:value-type="string">
                        <text:p text:style-name="P129">CCC</text:p>
                      </table:table-cell>
                      <table:table-cell table:style-name="Таблица75.C2" office:value-type="string">
                        <text:p text:style-name="P108">0x0<text:span text:style-name="T66">03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74.A2" office:value-type="string">
                  <table:table table:name="Таблица76" table:style-name="Таблица76">
                    <table:table-column table:style-name="Таблица76.A"/>
                    <table:table-column table:style-name="Таблица76.B"/>
                    <table:table-column table:style-name="Таблица76.A"/>
                    <table:table-row>
                      <table:table-cell table:style-name="Таблица76.A1" office:value-type="string">
                        <text:p text:style-name="P64">id</text:p>
                      </table:table-cell>
                      <table:table-cell table:style-name="Таблица76.A1" office:value-type="string">
                        <text:p text:style-name="P94">token</text:p>
                      </table:table-cell>
                      <table:table-cell table:style-name="Таблица76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76.A2" office:value-type="string">
                        <text:p text:style-name="P108">1</text:p>
                      </table:table-cell>
                      <table:table-cell table:style-name="Таблица76.A2" office:value-type="string">
                        <text:p text:style-name="P108">0x0<text:span text:style-name="T66">0</text:span>1</text:p>
                      </table:table-cell>
                      <table:table-cell table:style-name="Таблица76.C2" office:value-type="string">
                        <text:p text:style-name="P108">0x0<text:span text:style-name="T30">2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  <table:table-cell table:style-name="Таблица73.A2" office:value-type="string">
            <table:table table:name="Таблица77" table:style-name="Таблица77">
              <table:table-column table:style-name="Таблица77.A"/>
              <table:table-column table:style-name="Таблица77.B"/>
              <table:table-column table:style-name="Таблица77.C"/>
              <table:table-row>
                <table:table-cell table:style-name="Таблица77.A1" office:value-type="string">
                  <text:p text:style-name="P80">&gt;&gt;</text:p>
                </table:table-cell>
                <table:table-cell table:style-name="Таблица77.A1" office:value-type="string">
                  <text:p text:style-name="P140"><text:s/></text:p>
                </table:table-cell>
                <table:table-cell table:style-name="Таблица77.C1" office:value-type="string">
                  <text:p text:style-name="P80">&gt;&gt;</text:p>
                </table:table-cell>
              </table:table-row>
              <table:table-row>
                <table:table-cell table:style-name="Таблица77.A2" office:value-type="string">
                  <text:p text:style-name="P80">&lt;&lt;</text:p>
                </table:table-cell>
                <table:table-cell table:style-name="Таблица77.A2" office:value-type="string">
                  <text:p text:style-name="P140"><text:span text:style-name="T6"/></text:p>
                </table:table-cell>
                <table:table-cell table:style-name="Таблица77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73.C3" office:value-type="string">
            <table:table table:name="Таблица78" table:style-name="Таблица78">
              <table:table-column table:style-name="Таблица78.A"/>
              <table:table-row>
                <table:table-cell table:style-name="Таблица78.A1" office:value-type="string">
                  <table:table table:name="Таблица79" table:style-name="Таблица79">
                    <table:table-column table:style-name="Таблица79.A"/>
                    <table:table-column table:style-name="Таблица79.B"/>
                    <table:table-column table:style-name="Таблица79.C"/>
                    <table:table-row>
                      <table:table-cell table:style-name="Таблица79.A1" office:value-type="string">
                        <text:p text:style-name="P64">id</text:p>
                      </table:table-cell>
                      <table:table-cell table:style-name="Таблица79.A1" office:value-type="string">
                        <text:p text:style-name="P64">name</text:p>
                      </table:table-cell>
                      <table:table-cell table:style-name="Таблица79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79.A2" office:value-type="string">
                        <text:p text:style-name="P108">1</text:p>
                      </table:table-cell>
                      <table:table-cell table:style-name="Таблица79.A2" office:value-type="string">
                        <text:p text:style-name="P149">ССС</text:p>
                      </table:table-cell>
                      <table:table-cell table:style-name="Таблица79.C2" office:value-type="string">
                        <text:p text:style-name="P108">0x<text:span text:style-name="T55">10</text:span><text:span text:style-name="T27">3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78.A2" office:value-type="string">
                  <table:table table:name="Таблица80" table:style-name="Таблица80">
                    <table:table-column table:style-name="Таблица80.A"/>
                    <table:table-column table:style-name="Таблица80.B"/>
                    <table:table-column table:style-name="Таблица80.C"/>
                    <table:table-row>
                      <table:table-cell table:style-name="Таблица80.A1" office:value-type="string">
                        <text:p text:style-name="P64">id</text:p>
                      </table:table-cell>
                      <table:table-cell table:style-name="Таблица80.A1" office:value-type="string">
                        <text:p text:style-name="P88">token</text:p>
                      </table:table-cell>
                      <table:table-cell table:style-name="Таблица80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80.A2" office:value-type="string">
                        <text:p text:style-name="P108">1</text:p>
                      </table:table-cell>
                      <table:table-cell table:style-name="Таблица80.A2" office:value-type="string">
                        <text:p text:style-name="P116">0x0<text:span text:style-name="T66">0</text:span>1</text:p>
                      </table:table-cell>
                      <table:table-cell table:style-name="Таблица80.C2" office:value-type="string">
                        <text:p text:style-name="P108">0x0<text:span text:style-name="T30">2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  <table:table-row>
          <table:covered-table-cell/>
          <table:table-cell table:style-name="Таблица73.A2" office:value-type="string">
            <text:p text:style-name="P80"/>
          </table:table-cell>
          <table:table-cell table:style-name="Таблица73.C3" office:value-type="string">
            <text:p text:style-name="P64"/>
          </table:table-cell>
        </table:table-row>
        <table:table-row>
          <table:covered-table-cell/>
          <table:table-cell table:style-name="Таблица73.A2" office:value-type="string">
            <table:table table:name="Таблица81" table:style-name="Таблица81">
              <table:table-column table:style-name="Таблица81.A"/>
              <table:table-column table:style-name="Таблица81.B"/>
              <table:table-column table:style-name="Таблица81.C"/>
              <table:table-row>
                <table:table-cell table:style-name="Таблица81.A1" office:value-type="string">
                  <text:p text:style-name="P80">&gt;&gt;</text:p>
                </table:table-cell>
                <table:table-cell table:style-name="Таблица81.A1" office:value-type="string">
                  <text:p text:style-name="P140"><text:span text:style-name="T6">1+</text:span><text:span text:style-name="T13">CCC</text:span><text:span text:style-name="T6">+0x0</text:span><text:span text:style-name="T11">0</text:span><text:span text:style-name="T6">1+0x0</text:span><text:span text:style-name="T30">2</text:span></text:p>
                </table:table-cell>
                <table:table-cell table:style-name="Таблица81.C1" office:value-type="string">
                  <text:p text:style-name="P80">&gt;&gt;</text:p>
                </table:table-cell>
              </table:table-row>
              <table:table-row>
                <table:table-cell table:style-name="Таблица81.A2" office:value-type="string">
                  <text:p text:style-name="P80">&lt;&lt;</text:p>
                </table:table-cell>
                <table:table-cell table:style-name="Таблица81.A2" office:value-type="string">
                  <text:p text:style-name="P140"><text:span text:style-name="T6">1+</text:span><text:span text:style-name="T13">DDD</text:span><text:span text:style-name="T6">+0x0</text:span><text:span text:style-name="T11">0</text:span><text:span text:style-name="T6">1+0x01</text:span></text:p>
                </table:table-cell>
                <table:table-cell table:style-name="Таблица81.C2" office:value-type="string">
                  <text:p text:style-name="P80">&lt;&lt;</text:p>
                </table:table-cell>
              </table:table-row>
            </table:table>
            <text:p text:style-name="P146"/>
          </table:table-cell>
          <table:table-cell table:style-name="Таблица73.C4" office:value-type="string">
            <table:table table:name="Таблица82" table:style-name="Таблица82">
              <table:table-column table:style-name="Таблица82.A"/>
              <table:table-row>
                <table:table-cell table:style-name="Таблица82.A1" office:value-type="string">
                  <table:table table:name="Таблица83" table:style-name="Таблица83">
                    <table:table-column table:style-name="Таблица83.A"/>
                    <table:table-column table:style-name="Таблица83.B"/>
                    <table:table-column table:style-name="Таблица83.C"/>
                    <table:table-row>
                      <table:table-cell table:style-name="Таблица83.A1" office:value-type="string">
                        <text:p text:style-name="P64">id</text:p>
                      </table:table-cell>
                      <table:table-cell table:style-name="Таблица83.A1" office:value-type="string">
                        <text:p text:style-name="P64">name</text:p>
                      </table:table-cell>
                      <table:table-cell table:style-name="Таблица83.C1" office:value-type="string">
                        <text:p text:style-name="P64">version</text:p>
                      </table:table-cell>
                    </table:table-row>
                    <table:table-row>
                      <table:table-cell table:style-name="Таблица83.A2" office:value-type="string">
                        <text:p text:style-name="P108">1</text:p>
                      </table:table-cell>
                      <table:table-cell table:style-name="Таблица83.A2" office:value-type="string">
                        <text:p text:style-name="P127">DDD</text:p>
                      </table:table-cell>
                      <table:table-cell table:style-name="Таблица83.C2" office:value-type="string">
                        <text:p text:style-name="P108">0x<text:span text:style-name="T55">203</text:span></text:p>
                      </table:table-cell>
                    </table:table-row>
                  </table:table>
                  <text:p text:style-name="P146"/>
                </table:table-cell>
              </table:table-row>
              <table:table-row>
                <table:table-cell table:style-name="Таблица82.A2" office:value-type="string">
                  <table:table table:name="Таблица84" table:style-name="Таблица84">
                    <table:table-column table:style-name="Таблица84.A"/>
                    <table:table-column table:style-name="Таблица84.B"/>
                    <table:table-column table:style-name="Таблица84.C"/>
                    <table:table-row>
                      <table:table-cell table:style-name="Таблица84.A1" office:value-type="string">
                        <text:p text:style-name="P64">id</text:p>
                      </table:table-cell>
                      <table:table-cell table:style-name="Таблица84.A1" office:value-type="string">
                        <text:p text:style-name="P88">token</text:p>
                      </table:table-cell>
                      <table:table-cell table:style-name="Таблица84.C1" office:value-type="string">
                        <text:p text:style-name="P100">mutex</text:p>
                      </table:table-cell>
                    </table:table-row>
                    <table:table-row>
                      <table:table-cell table:style-name="Таблица84.A2" office:value-type="string">
                        <text:p text:style-name="P108">1</text:p>
                      </table:table-cell>
                      <table:table-cell table:style-name="Таблица84.A2" office:value-type="string">
                        <text:p text:style-name="P116">0x0<text:span text:style-name="T66">0</text:span>1</text:p>
                      </table:table-cell>
                      <table:table-cell table:style-name="Таблица84.C2" office:value-type="string">
                        <text:p text:style-name="P108">0x0<text:span text:style-name="T30">3</text:span></text:p>
                      </table:table-cell>
                    </table:table-row>
                  </table:table>
                  <text:p text:style-name="P146"/>
                </table:table-cell>
              </table:table-row>
            </table:table>
            <text:p text:style-name="P146"/>
          </table:table-cell>
        </table:table-row>
      </table:table>
      <text:p text:style-name="P4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8:35.771000000</meta:creation-date>
    <meta:generator>LibreOffice/5.4.7.2$Windows_X86_64 LibreOffice_project/c838ef25c16710f8838b1faec480ebba495259d0</meta:generator>
    <dc:date>2021-01-29T00:38:35.045000000</dc:date>
    <meta:editing-duration>PT14H26M54S</meta:editing-duration>
    <meta:editing-cycles>98</meta:editing-cycles>
    <meta:document-statistic meta:table-count="84" meta:image-count="0" meta:object-count="0" meta:page-count="5" meta:paragraph-count="408" meta:word-count="1010" meta:character-count="6349" meta:non-whitespace-character-count="5615"/>
  </office:meta>
</office:document-meta>
</file>